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a7b093" draw:textarea-horizontal-align="justify" draw:textarea-vertical-align="middle" draw:auto-grow-height="false" fo:min-height="12.958cm" fo:min-width="12.708cm"/>
    </style:style>
    <style:style style:name="gr2" style:family="graphic" style:parent-style-name="standard">
      <style:graphic-properties draw:stroke="none" draw:fill-color="#e9efdc" draw:textarea-horizontal-align="justify" draw:textarea-vertical-align="middle" draw:auto-grow-height="false" fo:min-height="11.942cm" fo:min-width="11.692cm"/>
    </style:style>
    <style:style style:name="gr3" style:family="graphic" style:parent-style-name="standard">
      <style:graphic-properties draw:stroke="none" draw:fill-color="#669104" draw:textarea-horizontal-align="justify" draw:textarea-vertical-align="middle" draw:auto-grow-height="false" fo:min-height="1.274cm" fo:min-width="1.02cm"/>
    </style:style>
    <style:style style:name="gr4" style:family="graphic" style:parent-style-name="standard">
      <style:graphic-properties draw:stroke="none" draw:fill-color="#669104" draw:textarea-horizontal-align="justify" draw:textarea-vertical-align="middle" draw:auto-grow-height="false" fo:min-height="1.274cm" fo:min-width="1.021cm"/>
    </style:style>
    <style:style style:name="gr5" style:family="graphic" style:parent-style-name="standard">
      <style:graphic-properties draw:stroke="none" svg:stroke-color="#000000" draw:fill="none" draw:fill-color="#ffffff" draw:textarea-horizontal-align="left" draw:auto-grow-height="true" draw:auto-grow-width="false" fo:min-height="0.395cm" fo:min-width="0.176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16cm"/>
    </style:style>
    <style:style style:name="gr7" style:family="graphic" style:parent-style-name="standard">
      <style:graphic-properties draw:stroke="none" svg:stroke-color="#000000" draw:fill="none" draw:fill-color="#ffffff" draw:textarea-horizontal-align="left" draw:auto-grow-height="true" draw:auto-grow-width="false" fo:min-height="0.395cm" fo:min-width="0.081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175cm"/>
    </style:style>
    <style:style style:name="gr9" style:family="graphic" style:parent-style-name="standard">
      <style:graphic-properties draw:fill-color="#b5787f" draw:textarea-horizontal-align="justify" draw:textarea-vertical-align="middle" draw:auto-grow-height="false" fo:min-height="12.958cm" fo:min-width="12.708cm"/>
    </style:style>
    <style:style style:name="gr10" style:family="graphic" style:parent-style-name="standard">
      <style:graphic-properties draw:stroke="none" draw:fill-color="#e8cdd0" draw:textarea-horizontal-align="justify" draw:textarea-vertical-align="middle" draw:auto-grow-height="false" fo:min-height="11.942cm" fo:min-width="11.692cm"/>
    </style:style>
    <style:style style:name="gr11" style:family="graphic" style:parent-style-name="standard">
      <style:graphic-properties draw:stroke="none" draw:fill-color="#97585f" draw:textarea-horizontal-align="justify" draw:textarea-vertical-align="middle" draw:auto-grow-height="false" fo:min-height="1.274cm" fo:min-width="1.02cm"/>
    </style:style>
    <style:style style:name="gr12" style:family="graphic" style:parent-style-name="standard">
      <style:graphic-properties draw:stroke="none" draw:fill-color="#97585f" draw:textarea-horizontal-align="justify" draw:textarea-vertical-align="middle" draw:auto-grow-height="false" fo:min-height="1.274cm" fo:min-width="1.021cm"/>
    </style:style>
    <style:style style:name="gr13" style:family="graphic" style:parent-style-name="standard">
      <style:graphic-properties draw:fill-color="#ac7b6d" draw:textarea-horizontal-align="justify" draw:textarea-vertical-align="middle" draw:auto-grow-height="false" fo:min-height="12.958cm" fo:min-width="12.708cm"/>
    </style:style>
    <style:style style:name="gr14" style:family="graphic" style:parent-style-name="standard">
      <style:graphic-properties draw:stroke="none" draw:fill-color="#e5c6bd" draw:textarea-horizontal-align="justify" draw:textarea-vertical-align="middle" draw:auto-grow-height="false" fo:min-height="11.942cm" fo:min-width="11.692cm"/>
    </style:style>
    <style:style style:name="gr15" style:family="graphic" style:parent-style-name="standard">
      <style:graphic-properties draw:stroke="none" draw:fill-color="#915444" draw:textarea-horizontal-align="justify" draw:textarea-vertical-align="middle" draw:auto-grow-height="false" fo:min-height="1.274cm" fo:min-width="1.02cm"/>
    </style:style>
    <style:style style:name="gr16" style:family="graphic" style:parent-style-name="standard">
      <style:graphic-properties draw:stroke="none" draw:fill-color="#915444" draw:textarea-horizontal-align="justify" draw:textarea-vertical-align="middle" draw:auto-grow-height="false" fo:min-height="1.274cm" fo:min-width="1.021cm"/>
    </style:style>
    <style:style style:name="gr17" style:family="graphic" style:parent-style-name="standard">
      <style:graphic-properties draw:fill-color="#7c939c" draw:textarea-horizontal-align="justify" draw:textarea-vertical-align="middle" draw:auto-grow-height="false" fo:min-height="12.958cm" fo:min-width="12.708cm"/>
    </style:style>
    <style:style style:name="gr18" style:family="graphic" style:parent-style-name="standard">
      <style:graphic-properties draw:stroke="none" draw:fill-color="#eaf8fd" draw:textarea-horizontal-align="justify" draw:textarea-vertical-align="middle" draw:auto-grow-height="false" fo:min-height="11.942cm" fo:min-width="11.692cm"/>
    </style:style>
    <style:style style:name="gr19" style:family="graphic" style:parent-style-name="standard">
      <style:graphic-properties draw:stroke="none" draw:fill-color="#418196" draw:textarea-horizontal-align="justify" draw:textarea-vertical-align="middle" draw:auto-grow-height="false" fo:min-height="1.274cm" fo:min-width="1.02cm"/>
    </style:style>
    <style:style style:name="gr20" style:family="graphic" style:parent-style-name="standard">
      <style:graphic-properties draw:stroke="none" draw:fill-color="#418196" draw:textarea-horizontal-align="justify" draw:textarea-vertical-align="middle" draw:auto-grow-height="false" fo:min-height="1.274cm" fo:min-width="1.021cm"/>
    </style:style>
    <style:style style:name="gr21" style:family="graphic" style:parent-style-name="standard">
      <style:graphic-properties draw:fill-color="#a0ab89" draw:textarea-horizontal-align="justify" draw:textarea-vertical-align="middle" draw:auto-grow-height="false" fo:min-height="12.958cm" fo:min-width="12.708cm"/>
    </style:style>
    <style:style style:name="gr22" style:family="graphic" style:parent-style-name="standard">
      <style:graphic-properties draw:stroke="none" draw:fill-color="#64835b" draw:textarea-horizontal-align="justify" draw:textarea-vertical-align="middle" draw:auto-grow-height="false" fo:min-height="1.274cm" fo:min-width="1.02cm"/>
    </style:style>
    <style:style style:name="gr23" style:family="graphic" style:parent-style-name="standard">
      <style:graphic-properties draw:stroke="none" draw:fill-color="#64835b" draw:textarea-horizontal-align="justify" draw:textarea-vertical-align="middle" draw:auto-grow-height="false" fo:min-height="1.274cm" fo:min-width="1.021cm"/>
    </style:style>
    <style:style style:name="gr24" style:family="graphic" style:parent-style-name="standard">
      <style:graphic-properties draw:fill-color="#81b4ad" draw:textarea-horizontal-align="justify" draw:textarea-vertical-align="middle" draw:auto-grow-height="false" fo:min-height="12.958cm" fo:min-width="12.708cm"/>
    </style:style>
    <style:style style:name="gr25" style:family="graphic" style:parent-style-name="standard">
      <style:graphic-properties draw:stroke="none" draw:fill-color="#ebfcfa" draw:textarea-horizontal-align="justify" draw:textarea-vertical-align="middle" draw:auto-grow-height="false" fo:min-height="11.942cm" fo:min-width="11.692cm"/>
    </style:style>
    <style:style style:name="gr26" style:family="graphic" style:parent-style-name="standard">
      <style:graphic-properties draw:stroke="none" draw:fill-color="#50938a" draw:textarea-horizontal-align="justify" draw:textarea-vertical-align="middle" draw:auto-grow-height="false" fo:min-height="1.274cm" fo:min-width="1.02cm"/>
    </style:style>
    <style:style style:name="gr27" style:family="graphic" style:parent-style-name="standard">
      <style:graphic-properties draw:stroke="none" draw:fill-color="#50938a" draw:textarea-horizontal-align="justify" draw:textarea-vertical-align="middle" draw:auto-grow-height="false" fo:min-height="1.274cm" fo:min-width="1.021cm"/>
    </style:style>
    <style:style style:name="gr28" style:family="graphic" style:parent-style-name="standard">
      <style:graphic-properties draw:fill-color="#aaa7b5" draw:textarea-horizontal-align="justify" draw:textarea-vertical-align="middle" draw:auto-grow-height="false" fo:min-height="12.958cm" fo:min-width="12.708cm"/>
    </style:style>
    <style:style style:name="gr29" style:family="graphic" style:parent-style-name="standard">
      <style:graphic-properties draw:stroke="none" draw:fill-color="#ebeaed" draw:textarea-horizontal-align="justify" draw:textarea-vertical-align="middle" draw:auto-grow-height="false" fo:min-height="11.942cm" fo:min-width="11.692cm"/>
    </style:style>
    <style:style style:name="gr30" style:family="graphic" style:parent-style-name="standard">
      <style:graphic-properties draw:stroke="none" draw:fill-color="#929195" draw:textarea-horizontal-align="justify" draw:textarea-vertical-align="middle" draw:auto-grow-height="false" fo:min-height="1.274cm" fo:min-width="1.02cm"/>
    </style:style>
    <style:style style:name="gr31" style:family="graphic" style:parent-style-name="standard">
      <style:graphic-properties draw:stroke="none" draw:fill-color="#929195" draw:textarea-horizontal-align="justify" draw:textarea-vertical-align="middle" draw:auto-grow-height="false" fo:min-height="1.274cm" fo:min-width="1.021cm"/>
    </style:style>
    <style:style style:name="gr32" style:family="graphic" style:parent-style-name="standard">
      <style:graphic-properties draw:fill-color="#a19686" draw:textarea-horizontal-align="justify" draw:textarea-vertical-align="middle" draw:auto-grow-height="false" fo:min-height="12.958cm" fo:min-width="12.708cm"/>
    </style:style>
    <style:style style:name="gr33" style:family="graphic" style:parent-style-name="standard">
      <style:graphic-properties draw:stroke="none" draw:fill-color="#fbf2e9" draw:textarea-horizontal-align="justify" draw:textarea-vertical-align="middle" draw:auto-grow-height="false" fo:min-height="11.942cm" fo:min-width="11.692cm"/>
    </style:style>
    <style:style style:name="gr34" style:family="graphic" style:parent-style-name="standard">
      <style:graphic-properties draw:stroke="none" draw:fill-color="#c79361" draw:textarea-horizontal-align="justify" draw:textarea-vertical-align="middle" draw:auto-grow-height="false" fo:min-height="1.274cm" fo:min-width="1.02cm"/>
    </style:style>
    <style:style style:name="gr35" style:family="graphic" style:parent-style-name="standard">
      <style:graphic-properties draw:stroke="none" draw:fill-color="#c79361" draw:textarea-horizontal-align="justify" draw:textarea-vertical-align="middle" draw:auto-grow-height="false" fo:min-height="1.274cm" fo:min-width="1.021cm"/>
    </style:style>
    <style:style style:name="gr36" style:family="graphic" style:parent-style-name="standard">
      <style:graphic-properties draw:fill-color="#9fbcdc" draw:textarea-horizontal-align="justify" draw:textarea-vertical-align="middle" draw:auto-grow-height="false" fo:min-height="12.958cm" fo:min-width="12.708cm"/>
    </style:style>
    <style:style style:name="gr37" style:family="graphic" style:parent-style-name="standard">
      <style:graphic-properties draw:stroke="none" draw:fill-color="#e3e9ef" draw:textarea-horizontal-align="justify" draw:textarea-vertical-align="middle" draw:auto-grow-height="false" fo:min-height="11.942cm" fo:min-width="11.692cm"/>
    </style:style>
    <style:style style:name="gr38" style:family="graphic" style:parent-style-name="standard">
      <style:graphic-properties draw:stroke="none" draw:fill-color="#6b86a4" draw:textarea-horizontal-align="justify" draw:textarea-vertical-align="middle" draw:auto-grow-height="false" fo:min-height="1.274cm" fo:min-width="1.02cm"/>
    </style:style>
    <style:style style:name="gr39" style:family="graphic" style:parent-style-name="standard">
      <style:graphic-properties draw:stroke="none" draw:fill-color="#6b86a4" draw:textarea-horizontal-align="justify" draw:textarea-vertical-align="middle" draw:auto-grow-height="false" fo:min-height="1.274cm" fo:min-width="1.021cm"/>
    </style:style>
    <style:style style:name="gr40" style:family="graphic" style:parent-style-name="standard">
      <style:graphic-properties draw:fill-color="#ae9ba3" draw:textarea-horizontal-align="justify" draw:textarea-vertical-align="middle" draw:auto-grow-height="false" fo:min-height="12.958cm" fo:min-width="12.708cm"/>
    </style:style>
    <style:style style:name="gr41" style:family="graphic" style:parent-style-name="standard">
      <style:graphic-properties draw:stroke="none" draw:fill-color="#faf4f7" draw:textarea-horizontal-align="justify" draw:textarea-vertical-align="middle" draw:auto-grow-height="false" fo:min-height="11.942cm" fo:min-width="11.692cm"/>
    </style:style>
    <style:style style:name="gr42" style:family="graphic" style:parent-style-name="standard">
      <style:graphic-properties draw:stroke="none" draw:fill-color="#bf819e" draw:textarea-horizontal-align="justify" draw:textarea-vertical-align="middle" draw:auto-grow-height="false" fo:min-height="1.274cm" fo:min-width="1.02cm"/>
    </style:style>
    <style:style style:name="gr43" style:family="graphic" style:parent-style-name="standard">
      <style:graphic-properties draw:stroke="none" draw:fill-color="#bf819e" draw:textarea-horizontal-align="justify" draw:textarea-vertical-align="middle" draw:auto-grow-height="false" fo:min-height="1.274cm" fo:min-width="1.021cm"/>
    </style:style>
    <style:style style:name="gr44"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2.086cm" fo:min-width="1.745cm" fo:padding-top="0.226cm" fo:padding-bottom="0.226cm" fo:padding-left="0.351cm" fo:padding-right="0.351cm" draw:shadow="hidden"/>
    </style:style>
    <style:style style:name="gr45" style:family="graphic" style:parent-style-name="standard">
      <style:graphic-properties draw:stroke="none" svg:stroke-color="#3465a4" draw:fill-color="#999999" draw:textarea-horizontal-align="justify" draw:textarea-vertical-align="middle" draw:auto-grow-height="false" fo:min-height="1.188cm" fo:min-width="0.398cm" draw:shadow="hidden"/>
    </style:style>
    <style:style style:name="gr46" style:family="graphic" style:parent-style-name="standard">
      <style:graphic-properties svg:stroke-width="0.152cm" svg:stroke-color="#999999" draw:marker-start-width="0.432cm" draw:marker-end-width="0.432cm" draw:fill-color="#999999" draw:textarea-horizontal-align="justify" draw:textarea-vertical-align="middle" draw:auto-grow-height="false" fo:min-height="0.47cm" fo:min-width="2.194cm" fo:padding-top="0.201cm" fo:padding-bottom="0.201cm" fo:padding-left="0.326cm" fo:padding-right="0.326cm" draw:shadow="hidden"/>
    </style:style>
    <style:style style:name="gr47" style:family="graphic" style:parent-style-name="standard">
      <style:graphic-properties svg:stroke-width="0.305cm" svg:stroke-color="#dddddd" draw:marker-start-width="0.66cm" draw:marker-end-width="0.66cm" draw:fill-color="#333333" draw:textarea-horizontal-align="justify" draw:textarea-vertical-align="middle" draw:auto-grow-height="false" fo:min-height="3.073cm" fo:min-width="3.363cm" fo:padding-top="0.277cm" fo:padding-bottom="0.277cm" fo:padding-left="0.402cm" fo:padding-right="0.402cm" draw:shadow="hidden"/>
    </style:style>
    <style:style style:name="gr48"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49" style:family="graphic" style:parent-style-name="standard">
      <style:graphic-properties svg:stroke-width="0.305cm" svg:stroke-color="#dddddd" draw:marker-start-width="0.66cm" draw:marker-end-width="0.66cm" draw:fill-color="#355269" draw:textarea-horizontal-align="justify" draw:textarea-vertical-align="middle" draw:auto-grow-height="false" fo:min-height="3.073cm" fo:min-width="3.363cm" fo:padding-top="0.277cm" fo:padding-bottom="0.277cm" fo:padding-left="0.402cm" fo:padding-right="0.402cm" draw:shadow="hidden"/>
    </style:style>
    <style:style style:name="gr50" style:family="graphic" style:parent-style-name="standard">
      <style:graphic-properties draw:fill-color="#355269" draw:textarea-horizontal-align="justify" draw:textarea-vertical-align="middle" draw:auto-grow-height="false" fo:min-height="3.073cm" fo:min-width="3.363cm"/>
    </style:style>
    <style:style style:name="gr51" style:family="graphic" style:parent-style-name="standard">
      <style:graphic-properties draw:fill-color="#355269" draw:textarea-horizontal-align="justify" draw:textarea-vertical-align="middle" draw:auto-grow-height="false" fo:min-height="2.175cm" fo:min-width="1.925cm"/>
    </style:style>
    <style:style style:name="gr52" style:family="graphic" style:parent-style-name="standard">
      <style:graphic-properties draw:fill-color="#355269" draw:textarea-horizontal-align="justify" draw:textarea-vertical-align="middle" draw:auto-grow-height="false" fo:min-height="1.508cm" fo:min-width="3.901cm"/>
    </style:style>
    <style:style style:name="gr53" style:family="graphic" style:parent-style-name="standard">
      <style:graphic-properties draw:fill-color="#355269" draw:textarea-horizontal-align="justify" draw:textarea-vertical-align="middle" draw:auto-grow-height="false" fo:min-height="1.726cm" fo:min-width="4.71cm" draw:shadow="hidden"/>
    </style:style>
    <style:style style:name="gr54" style:family="graphic" style:parent-style-name="standard">
      <style:graphic-properties draw:fill-color="#355269" draw:textarea-horizontal-align="justify" draw:textarea-vertical-align="middle" draw:auto-grow-height="false" fo:min-height="0.482cm" fo:min-width="2.644cm"/>
    </style:style>
    <style:style style:name="gr55" style:family="graphic" style:parent-style-name="standard">
      <style:graphic-properties draw:fill-color="#333333" draw:textarea-horizontal-align="justify" draw:textarea-vertical-align="middle" draw:auto-grow-height="false" fo:min-height="3.073cm" fo:min-width="3.363cm"/>
    </style:style>
    <style:style style:name="gr56" style:family="graphic" style:parent-style-name="standard">
      <style:graphic-properties draw:fill-color="#333333" draw:textarea-horizontal-align="justify" draw:textarea-vertical-align="middle" draw:auto-grow-height="false" fo:min-height="2.175cm" fo:min-width="1.925cm"/>
    </style:style>
    <style:style style:name="gr57" style:family="graphic" style:parent-style-name="standard">
      <style:graphic-properties draw:fill-color="#333333" draw:textarea-horizontal-align="justify" draw:textarea-vertical-align="middle" draw:auto-grow-height="false" fo:min-height="1.508cm" fo:min-width="3.901cm"/>
    </style:style>
    <style:style style:name="gr58" style:family="graphic" style:parent-style-name="standard">
      <style:graphic-properties draw:fill-color="#333333" draw:textarea-horizontal-align="justify" draw:textarea-vertical-align="middle" draw:auto-grow-height="false" fo:min-height="1.726cm" fo:min-width="4.71cm" draw:shadow="hidden"/>
    </style:style>
    <style:style style:name="gr59" style:family="graphic" style:parent-style-name="standard">
      <style:graphic-properties draw:fill-color="#333333" draw:textarea-horizontal-align="justify" draw:textarea-vertical-align="middle" draw:auto-grow-height="false" fo:min-height="0.482cm" fo:min-width="2.644cm"/>
    </style:style>
    <style:style style:name="gr60"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2.086cm" fo:min-width="1.745cm" fo:padding-top="0.277cm" fo:padding-bottom="0.277cm" fo:padding-left="0.402cm" fo:padding-right="0.402cm" draw:shadow="hidden"/>
    </style:style>
    <style:style style:name="gr61" style:family="graphic" style:parent-style-name="standard">
      <style:graphic-properties draw:stroke="solid" svg:stroke-width="0.305cm" svg:stroke-color="#333333" draw:marker-start-width="0.66cm" draw:marker-end-width="0.66cm" draw:fill-color="#eeeeee" draw:textarea-horizontal-align="justify" draw:textarea-vertical-align="middle" draw:auto-grow-height="false" fo:min-height="3.073cm" fo:min-width="3.363cm" fo:padding-top="0.277cm" fo:padding-bottom="0.277cm" fo:padding-left="0.402cm" fo:padding-right="0.402cm" draw:shadow="hidden"/>
    </style:style>
    <style:style style:name="gr62" style:family="graphic" style:parent-style-name="standard">
      <style:graphic-properties draw:stroke="none" svg:stroke-color="#3465a4" draw:fill-color="#eeeeee" draw:textarea-horizontal-align="justify" draw:textarea-vertical-align="middle" draw:auto-grow-height="false" fo:min-height="3.073cm" fo:min-width="3.363cm"/>
    </style:style>
    <style:style style:name="gr63" style:family="graphic" style:parent-style-name="standard">
      <style:graphic-properties draw:stroke="none" svg:stroke-color="#3465a4" draw:fill-color="#eeeeee" draw:textarea-horizontal-align="justify" draw:textarea-vertical-align="middle" draw:auto-grow-height="false" fo:min-height="2.175cm" fo:min-width="1.925cm"/>
    </style:style>
    <style:style style:name="gr64" style:family="graphic" style:parent-style-name="standard">
      <style:graphic-properties draw:stroke="none" svg:stroke-color="#3465a4" draw:fill-color="#eeeeee" draw:textarea-horizontal-align="justify" draw:textarea-vertical-align="middle" draw:auto-grow-height="false" fo:min-height="1.508cm" fo:min-width="3.901cm"/>
    </style:style>
    <style:style style:name="gr65" style:family="graphic" style:parent-style-name="standard">
      <style:graphic-properties draw:stroke="none" svg:stroke-color="#3465a4" draw:fill-color="#eeeeee" draw:textarea-horizontal-align="justify" draw:textarea-vertical-align="middle" draw:auto-grow-height="false" fo:min-height="1.726cm" fo:min-width="4.71cm" draw:shadow="hidden"/>
    </style:style>
    <style:style style:name="gr66" style:family="graphic" style:parent-style-name="standard">
      <style:graphic-properties draw:stroke="none" svg:stroke-color="#3465a4" draw:fill-color="#eeeeee" draw:textarea-horizontal-align="justify" draw:textarea-vertical-align="middle" draw:auto-grow-height="false" fo:min-height="0.482cm" fo:min-width="2.644cm"/>
    </style:style>
    <style:style style:name="gr67" style:family="graphic" style:parent-style-name="standard">
      <style:graphic-properties draw:fill-color="#eeeeee" draw:textarea-horizontal-align="justify" draw:textarea-vertical-align="middle" draw:auto-grow-height="false" fo:min-height="2.086cm" fo:min-width="1.745cm"/>
    </style:style>
    <style:style style:name="gr68" style:family="graphic" style:parent-style-name="standard">
      <style:graphic-properties draw:fill-color="#eeeeee" draw:textarea-horizontal-align="justify" draw:textarea-vertical-align="middle" draw:auto-grow-height="false" fo:min-height="1.508cm" fo:min-width="3.901cm"/>
    </style:style>
    <style:style style:name="gr69" style:family="graphic" style:parent-style-name="standard">
      <style:graphic-properties draw:fill-color="#eeeeee" draw:textarea-horizontal-align="justify" draw:textarea-vertical-align="middle" draw:auto-grow-height="false" fo:min-height="1.726cm" fo:min-width="4.71cm" draw:shadow="hidden"/>
    </style:style>
    <style:style style:name="gr70" style:family="graphic" style:parent-style-name="standard">
      <style:graphic-properties draw:fill-color="#eeeeee" draw:textarea-horizontal-align="justify" draw:textarea-vertical-align="middle" draw:auto-grow-height="false" fo:min-height="2.624cm" fo:min-width="3.003cm"/>
    </style:style>
    <style:style style:name="gr71" style:family="graphic" style:parent-style-name="standard">
      <style:graphic-properties draw:fill-color="#eeeeee" draw:textarea-horizontal-align="justify" draw:textarea-vertical-align="middle" draw:auto-grow-height="false" fo:min-height="0.482cm" fo:min-width="2.373cm"/>
    </style:style>
    <style:style style:name="gr72" style:family="graphic" style:parent-style-name="standard">
      <style:graphic-properties draw:stroke="solid" svg:stroke-width="0.203cm" svg:stroke-color="#dddddd" draw:marker-start-width="0.508cm" draw:marker-end-width="0.508cm" draw:fill-color="#333333" draw:textarea-horizontal-align="justify" draw:textarea-vertical-align="middle" draw:auto-grow-height="false" fo:min-height="1.508cm" fo:min-width="3.901cm" fo:padding-top="0.226cm" fo:padding-bottom="0.226cm" fo:padding-left="0.351cm" fo:padding-right="0.351cm" draw:shadow="hidden"/>
    </style:style>
    <style:style style:name="gr73" style:family="graphic" style:parent-style-name="standard">
      <style:graphic-properties draw:stroke="none" svg:stroke-color="#3465a4" draw:fill-color="#cccccc" draw:textarea-horizontal-align="justify" draw:textarea-vertical-align="middle" draw:auto-grow-height="false" fo:min-height="1.188cm" fo:min-width="0.398cm" draw:shadow="hidden"/>
    </style:style>
    <style:style style:name="gr74" style:family="graphic" style:parent-style-name="standard">
      <style:graphic-properties draw:stroke="none" svg:stroke-color="#3465a4" draw:fill-color="#999999" draw:textarea-horizontal-align="justify" draw:textarea-vertical-align="middle" draw:auto-grow-height="false" fo:min-height="0.47cm" fo:min-width="2.194cm" draw:shadow="hidden"/>
    </style:style>
    <style:style style:name="gr75" style:family="graphic" style:parent-style-name="standard">
      <style:graphic-properties draw:stroke="none" svg:stroke-color="#3465a4" draw:fill-color="#999999" draw:textarea-horizontal-align="justify" draw:textarea-vertical-align="middle" draw:auto-grow-height="false" fo:min-height="0.391cm" fo:min-width="0cm"/>
    </style:style>
    <style:style style:name="gr76" style:family="graphic" style:parent-style-name="standard">
      <style:graphic-properties draw:stroke="none" svg:stroke-color="#3465a4" draw:fill-color="#999999" draw:textarea-horizontal-align="justify" draw:textarea-vertical-align="middle" draw:auto-grow-height="false" fo:min-height="1.637cm" fo:min-width="1.118cm" draw:shadow="hidden"/>
    </style:style>
    <style:style style:name="gr77" style:family="graphic" style:parent-style-name="standard">
      <style:graphic-properties draw:stroke="none" svg:stroke-color="#3465a4" draw:fill-color="#333333" draw:textarea-horizontal-align="justify" draw:textarea-vertical-align="middle" draw:auto-grow-height="false" fo:min-height="3.522cm" fo:min-width="3.721cm"/>
    </style:style>
    <style:style style:name="gr78" style:family="graphic" style:parent-style-name="standard">
      <style:graphic-properties draw:stroke="none" svg:stroke-color="#3465a4" draw:fill-color="#333333" draw:textarea-horizontal-align="justify" draw:textarea-vertical-align="middle" draw:auto-grow-height="false" fo:min-height="1.153cm" fo:min-width="1.891cm"/>
    </style:style>
    <style:style style:name="gr79" style:family="graphic" style:parent-style-name="standard">
      <style:graphic-properties draw:fill-color="#333333" draw:textarea-horizontal-align="justify" draw:textarea-vertical-align="middle" draw:auto-grow-height="false" fo:min-height="0.919cm" fo:min-width="0.758cm"/>
    </style:style>
    <style:style style:name="gr80" style:family="graphic" style:parent-style-name="standard">
      <style:graphic-properties draw:stroke="none" svg:stroke-color="#3465a4" draw:fill-color="#eeeeee" draw:textarea-horizontal-align="justify" draw:textarea-vertical-align="middle" draw:auto-grow-height="false" fo:min-height="1.188cm" fo:min-width="0.398cm" draw:shadow="hidden"/>
    </style:style>
    <style:style style:name="gr81" style:family="graphic" style:parent-style-name="standard">
      <style:graphic-properties draw:stroke="none" svg:stroke-color="#3465a4" draw:fill-color="#333333" draw:textarea-horizontal-align="justify" draw:textarea-vertical-align="middle" draw:auto-grow-height="false" fo:min-height="1.508cm" fo:min-width="3.901cm"/>
    </style:style>
    <style:style style:name="gr82" style:family="graphic" style:parent-style-name="standard">
      <style:graphic-properties draw:stroke="none" svg:stroke-color="#3465a4" draw:fill-color="#333333" draw:textarea-horizontal-align="justify" draw:textarea-vertical-align="middle" draw:auto-grow-height="false" fo:min-height="1.726cm" fo:min-width="4.71cm" draw:shadow="hidden"/>
    </style:style>
    <style:style style:name="gr83" style:family="graphic" style:parent-style-name="standard">
      <style:graphic-properties draw:fill-color="#eeeeee" draw:textarea-horizontal-align="justify" draw:textarea-vertical-align="middle" draw:auto-grow-height="false" fo:min-height="0.47cm" fo:min-width="2.194cm" draw:shadow="hidden"/>
    </style:style>
    <style:style style:name="gr84" style:family="graphic" style:parent-style-name="standard">
      <style:graphic-properties draw:stroke="none" svg:stroke-color="#3465a4" draw:fill-color="#333333" draw:textarea-horizontal-align="justify" draw:textarea-vertical-align="middle" draw:auto-grow-height="false" fo:min-height="1.782cm" fo:min-width="3.945cm"/>
    </style:style>
    <style:style style:name="gr85" style:family="graphic" style:parent-style-name="standard">
      <style:graphic-properties draw:stroke="none" svg:stroke-color="#3465a4" draw:fill-color="#eeeeee" draw:textarea-horizontal-align="justify" draw:textarea-vertical-align="middle" draw:auto-grow-height="false" fo:min-height="0.392cm" fo:min-width="0cm"/>
    </style:style>
    <style:style style:name="gr86" style:family="graphic" style:parent-style-name="standard">
      <style:graphic-properties draw:stroke="none" svg:stroke-color="#3465a4" draw:fill-color="#dddddd" draw:textarea-horizontal-align="justify" draw:textarea-vertical-align="middle" draw:auto-grow-height="false" fo:min-height="1.637cm" fo:min-width="1.118cm" draw:shadow="hidden"/>
    </style:style>
    <style:style style:name="gr87"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3.522cm" fo:min-width="3.721cm" fo:padding-top="0.277cm" fo:padding-bottom="0.277cm" fo:padding-left="0.402cm" fo:padding-right="0.402cm" draw:shadow="hidden"/>
    </style:style>
    <style:style style:name="gr88"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89"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cm" fo:padding-bottom="0.2cm" fo:padding-left="0.325cm" fo:padding-right="0.325cm" draw:shadow="hidden"/>
    </style:style>
    <style:style style:name="gr90"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0.391cm" fo:min-width="0cm" fo:padding-top="0.15cm" fo:padding-bottom="0.15cm" fo:padding-left="0.275cm" fo:padding-right="0.275cm"/>
    </style:style>
    <style:style style:name="gr91" style:family="graphic" style:parent-style-name="standard">
      <style:graphic-properties draw:stroke="none" svg:stroke-color="#3465a4" draw:fill-color="#eeeeee" draw:textarea-horizontal-align="justify" draw:textarea-vertical-align="middle" draw:auto-grow-height="false" fo:min-height="3.522cm" fo:min-width="3.721cm"/>
    </style:style>
    <style:style style:name="gr92" style:family="graphic" style:parent-style-name="standard">
      <style:graphic-properties draw:stroke="none" svg:stroke-color="#3465a4" draw:fill-color="#eeeeee" draw:textarea-horizontal-align="justify" draw:textarea-vertical-align="middle" draw:auto-grow-height="false" fo:min-height="1.153cm" fo:min-width="1.891cm"/>
    </style:style>
    <style:style style:name="gr93" style:family="graphic" style:parent-style-name="standard">
      <style:graphic-properties draw:fill-color="#eeeeee" draw:textarea-horizontal-align="justify" draw:textarea-vertical-align="middle" draw:auto-grow-height="false" fo:min-height="0.919cm" fo:min-width="0.758cm"/>
    </style:style>
    <style:style style:name="gr94" style:family="graphic" style:parent-style-name="standard">
      <style:graphic-properties draw:stroke="none" svg:stroke-color="#3465a4" draw:fill-color="#333333" draw:textarea-horizontal-align="justify" draw:textarea-vertical-align="middle" draw:auto-grow-height="false" fo:min-height="1.188cm" fo:min-width="0.398cm" draw:shadow="hidden"/>
    </style:style>
    <style:style style:name="gr95" style:family="graphic" style:parent-style-name="standard">
      <style:graphic-properties draw:fill-color="#333333" draw:textarea-horizontal-align="justify" draw:textarea-vertical-align="middle" draw:auto-grow-height="false" fo:min-height="0.47cm" fo:min-width="2.194cm" draw:shadow="hidden"/>
    </style:style>
    <style:style style:name="gr96" style:family="graphic" style:parent-style-name="standard">
      <style:graphic-properties draw:stroke="none" svg:stroke-color="#3465a4" draw:fill-color="#eeeeee" draw:textarea-horizontal-align="justify" draw:textarea-vertical-align="middle" draw:auto-grow-height="false" fo:min-height="1.782cm" fo:min-width="3.945cm"/>
    </style:style>
    <style:style style:name="gr97" style:family="graphic" style:parent-style-name="standard">
      <style:graphic-properties draw:stroke="none" svg:stroke-color="#3465a4" draw:fill-color="#333333" draw:textarea-horizontal-align="justify" draw:textarea-vertical-align="middle" draw:auto-grow-height="false" fo:min-height="0.391cm" fo:min-width="0cm"/>
    </style:style>
    <style:style style:name="gr98" style:family="graphic" style:parent-style-name="standard">
      <style:graphic-properties draw:stroke="none" svg:stroke-color="#3465a4" draw:fill-color="#333333" draw:textarea-horizontal-align="justify" draw:textarea-vertical-align="middle" draw:auto-grow-height="false" fo:min-height="1.637cm" fo:min-width="1.118cm" draw:shadow="hidden"/>
    </style:style>
    <style:style style:name="gr99"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4.83cm" fo:min-width="5.469cm" fo:padding-top="0.226cm" fo:padding-bottom="0.226cm" fo:padding-left="0.351cm" fo:padding-right="0.351cm" draw:shadow="hidden"/>
    </style:style>
    <style:style style:name="gr100"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cm" fo:min-width="0.072cm" fo:padding-top="0.15cm" fo:padding-bottom="0.15cm" fo:padding-left="0.275cm" fo:padding-right="0.275cm"/>
    </style:style>
    <style:style style:name="gr101" style:family="graphic" style:parent-style-name="objectwithoutfill">
      <style:graphic-properties draw:stroke="none" svg:stroke-color="#3465a4" draw:fill="solid" draw:fill-color="#999999" draw:textarea-vertical-align="middle"/>
    </style:style>
    <style:style style:name="gr102" style:family="graphic" style:parent-style-name="standard">
      <style:graphic-properties draw:fill-color="#333333" draw:textarea-horizontal-align="justify" draw:textarea-vertical-align="middle" draw:auto-grow-height="false" fo:min-height="4.83cm" fo:min-width="5.469cm"/>
    </style:style>
    <style:style style:name="gr103" style:family="graphic" style:parent-style-name="standard">
      <style:graphic-properties draw:stroke="none" svg:stroke-color="#3465a4" draw:fill-color="#333333" draw:textarea-horizontal-align="justify" draw:textarea-vertical-align="middle" draw:auto-grow-height="false" fo:min-height="1.726cm" fo:min-width="4.71cm"/>
    </style:style>
    <style:style style:name="gr104" style:family="graphic" style:parent-style-name="standard">
      <style:graphic-properties draw:stroke="none" svg:stroke-color="#3465a4" draw:fill-color="#333333" draw:textarea-horizontal-align="justify" draw:textarea-vertical-align="middle" draw:auto-grow-height="false" fo:min-height="0.739cm" fo:min-width="1.925cm" draw:shadow="hidden"/>
    </style:style>
    <style:style style:name="gr105" style:family="graphic" style:parent-style-name="standard">
      <style:graphic-properties draw:fill-color="#333333" draw:textarea-horizontal-align="justify" draw:textarea-vertical-align="middle" draw:auto-grow-height="false" fo:min-height="0.759cm" fo:min-width="0.898cm" draw:shadow="hidden"/>
    </style:style>
    <style:style style:name="gr106" style:family="graphic" style:parent-style-name="standard">
      <style:graphic-properties draw:fill-color="#eeeeee" draw:textarea-horizontal-align="justify" draw:textarea-vertical-align="middle" draw:auto-grow-height="false" fo:min-height="0cm" fo:min-width="0.072cm"/>
    </style:style>
    <style:style style:name="gr107" style:family="graphic" style:parent-style-name="objectwithoutfill">
      <style:graphic-properties draw:fill="solid" draw:fill-color="#b2b2b2" draw:textarea-vertical-align="middle"/>
    </style:style>
    <style:style style:name="gr108"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4.83cm" fo:min-width="5.469cm" fo:padding-top="0.277cm" fo:padding-bottom="0.277cm" fo:padding-left="0.402cm" fo:padding-right="0.402cm" draw:shadow="hidden"/>
    </style:style>
    <style:style style:name="gr109" style:family="graphic" style:parent-style-name="standard">
      <style:graphic-properties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10" style:family="graphic" style:parent-style-name="standard">
      <style:graphic-properties draw:stroke="none" svg:stroke-color="#3465a4" draw:fill-color="#999999" draw:textarea-horizontal-align="justify" draw:textarea-vertical-align="middle" draw:auto-grow-height="false" fo:min-height="0cm" fo:min-width="0.072cm"/>
    </style:style>
    <style:style style:name="gr111" style:family="graphic" style:parent-style-name="standard">
      <style:graphic-properties draw:stroke="none" svg:stroke-color="#3465a4" draw:fill-color="#eeeeee" draw:textarea-horizontal-align="justify" draw:textarea-vertical-align="middle" draw:auto-grow-height="false" fo:min-height="4.83cm" fo:min-width="5.469cm"/>
    </style:style>
    <style:style style:name="gr112" style:family="graphic" style:parent-style-name="standard">
      <style:graphic-properties draw:stroke="none" svg:stroke-color="#3465a4" draw:fill-color="#eeeeee" draw:textarea-horizontal-align="justify" draw:textarea-vertical-align="middle" draw:auto-grow-height="false" fo:min-height="1.726cm" fo:min-width="4.71cm"/>
    </style:style>
    <style:style style:name="gr113" style:family="graphic" style:parent-style-name="standard">
      <style:graphic-properties draw:stroke="none" svg:stroke-color="#3465a4" draw:fill-color="#333333" draw:textarea-horizontal-align="justify" draw:textarea-vertical-align="middle" draw:auto-grow-height="false" fo:min-height="2.15cm" fo:min-width="0.902cm"/>
    </style:style>
    <style:style style:name="gr114" style:family="graphic" style:parent-style-name="standard">
      <style:graphic-properties draw:stroke="none" svg:stroke-color="#3465a4" draw:fill-color="#eeeeee" draw:textarea-horizontal-align="justify" draw:textarea-vertical-align="middle" draw:auto-grow-height="false" fo:min-height="0.739cm" fo:min-width="1.925cm" draw:shadow="hidden"/>
    </style:style>
    <style:style style:name="gr115" style:family="graphic" style:parent-style-name="standard">
      <style:graphic-properties draw:fill-color="#eeeeee" draw:textarea-horizontal-align="justify" draw:textarea-vertical-align="middle" draw:auto-grow-height="false" fo:min-height="0.759cm" fo:min-width="0.898cm" draw:shadow="hidden"/>
    </style:style>
    <style:style style:name="gr116" style:family="graphic" style:parent-style-name="standard">
      <style:graphic-properties draw:fill-color="#333333" draw:textarea-horizontal-align="justify" draw:textarea-vertical-align="middle" draw:auto-grow-height="false" fo:min-height="0cm" fo:min-width="0.072cm"/>
    </style:style>
    <style:style style:name="gr117"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2.383cm" fo:min-width="3.841cm" fo:padding-top="0.226cm" fo:padding-bottom="0.226cm" fo:padding-left="0.351cm" fo:padding-right="0.351cm" draw:shadow="hidden"/>
    </style:style>
    <style:style style:name="gr118" style:family="graphic" style:parent-style-name="standard">
      <style:graphic-properties draw:stroke="none" svg:stroke-color="#3465a4" draw:fill-color="#999999" draw:textarea-horizontal-align="justify" draw:textarea-vertical-align="middle" draw:auto-grow-height="false" fo:min-height="1.493cm" fo:min-width="0cm"/>
    </style:style>
    <style:style style:name="gr119" style:family="graphic" style:parent-style-name="standard">
      <style:graphic-properties draw:stroke="none" svg:stroke-color="#3465a4" draw:fill-color="#999999" draw:textarea-horizontal-align="justify" draw:textarea-vertical-align="middle" draw:auto-grow-height="false" fo:min-height="1.25cm" fo:min-width="0cm"/>
    </style:style>
    <style:style style:name="gr120" style:family="graphic" style:parent-style-name="standard">
      <style:graphic-properties draw:stroke="none" svg:stroke-color="#3465a4" draw:fill-color="#999999" draw:textarea-horizontal-align="justify" draw:textarea-vertical-align="middle" draw:auto-grow-height="false" fo:min-height="1.096cm" fo:min-width="0cm"/>
    </style:style>
    <style:style style:name="gr121" style:family="graphic" style:parent-style-name="standard">
      <style:graphic-properties draw:stroke="none" svg:stroke-color="#3465a4" draw:fill-color="#999999" draw:textarea-horizontal-align="justify" draw:textarea-vertical-align="middle" draw:auto-grow-height="false" fo:min-height="1.492cm" fo:min-width="0cm"/>
    </style:style>
    <style:style style:name="gr122" style:family="graphic" style:parent-style-name="standard">
      <style:graphic-properties draw:stroke="none" svg:stroke-color="#3465a4" draw:fill-color="#333333" draw:textarea-horizontal-align="justify" draw:textarea-vertical-align="middle" draw:auto-grow-height="false" fo:min-height="2.383cm" fo:min-width="3.841cm"/>
    </style:style>
    <style:style style:name="gr123" style:family="graphic" style:parent-style-name="standard">
      <style:graphic-properties draw:stroke="none" svg:stroke-color="#3465a4" draw:fill-color="#b2b2b2" draw:textarea-horizontal-align="justify" draw:textarea-vertical-align="middle" draw:auto-grow-height="false" fo:min-height="1.188cm" fo:min-width="0.398cm" draw:shadow="hidden"/>
    </style:style>
    <style:style style:name="gr124" style:family="graphic" style:parent-style-name="standard">
      <style:graphic-properties draw:fill-color="#b2b2b2" draw:textarea-horizontal-align="justify" draw:textarea-vertical-align="middle" draw:auto-grow-height="false" fo:min-height="0.47cm" fo:min-width="2.194cm" draw:shadow="hidden"/>
    </style:style>
    <style:style style:name="gr125" style:family="graphic" style:parent-style-name="standard">
      <style:graphic-properties draw:stroke="none" svg:stroke-color="#3465a4" draw:fill-color="#333333" draw:textarea-horizontal-align="justify" draw:textarea-vertical-align="middle" draw:auto-grow-height="false" fo:min-height="2.566cm" fo:min-width="1.407cm"/>
    </style:style>
    <style:style style:name="gr126" style:family="graphic" style:parent-style-name="standard">
      <style:graphic-properties draw:stroke="none" svg:stroke-color="#3465a4" draw:fill-color="#333333" draw:textarea-horizontal-align="justify" draw:textarea-vertical-align="middle" draw:auto-grow-height="false" fo:min-height="2.85cm" fo:min-width="2.048cm"/>
    </style:style>
    <style:style style:name="gr127" style:family="graphic" style:parent-style-name="standard">
      <style:graphic-properties draw:stroke="none" svg:stroke-color="#3465a4" draw:fill-color="#333333" draw:textarea-horizontal-align="justify" draw:textarea-vertical-align="middle" draw:auto-grow-height="false" fo:min-height="2.851cm" fo:min-width="2.048cm"/>
    </style:style>
    <style:style style:name="gr128" style:family="graphic" style:parent-style-name="standard">
      <style:graphic-properties draw:fill-color="#b2b2b2" draw:textarea-horizontal-align="justify" draw:textarea-vertical-align="middle" draw:auto-grow-height="false" fo:min-height="1.493cm" fo:min-width="0cm"/>
    </style:style>
    <style:style style:name="gr129" style:family="graphic" style:parent-style-name="standard">
      <style:graphic-properties draw:fill-color="#b2b2b2" draw:textarea-horizontal-align="justify" draw:textarea-vertical-align="middle" draw:auto-grow-height="false" fo:min-height="1.25cm" fo:min-width="0cm"/>
    </style:style>
    <style:style style:name="gr130" style:family="graphic" style:parent-style-name="standard">
      <style:graphic-properties draw:fill-color="#b2b2b2" draw:textarea-horizontal-align="justify" draw:textarea-vertical-align="middle" draw:auto-grow-height="false" fo:min-height="1.096cm" fo:min-width="0cm"/>
    </style:style>
    <style:style style:name="gr131" style:family="graphic" style:parent-style-name="standard">
      <style:graphic-properties draw:fill-color="#b2b2b2" draw:textarea-horizontal-align="justify" draw:textarea-vertical-align="middle" draw:auto-grow-height="false" fo:min-height="1.492cm" fo:min-width="0cm"/>
    </style:style>
    <style:style style:name="gr132"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2.383cm" fo:min-width="3.841cm" fo:padding-top="0.277cm" fo:padding-bottom="0.277cm" fo:padding-left="0.402cm" fo:padding-right="0.402cm" draw:shadow="hidden"/>
    </style:style>
    <style:style style:name="gr133" style:family="graphic" style:parent-style-name="standard">
      <style:graphic-properties draw:stroke="none" svg:stroke-color="#3465a4" draw:fill-color="#eeeeee" draw:textarea-horizontal-align="justify" draw:textarea-vertical-align="middle" draw:auto-grow-height="false" fo:min-height="2.383cm" fo:min-width="3.841cm"/>
    </style:style>
    <style:style style:name="gr134" style:family="graphic" style:parent-style-name="standard">
      <style:graphic-properties draw:stroke="none" svg:stroke-color="#3465a4" draw:fill-color="#eeeeee" draw:textarea-horizontal-align="justify" draw:textarea-vertical-align="middle" draw:auto-grow-height="false" fo:min-height="2.566cm" fo:min-width="1.407cm"/>
    </style:style>
    <style:style style:name="gr135" style:family="graphic" style:parent-style-name="standard">
      <style:graphic-properties draw:stroke="none" svg:stroke-color="#3465a4" draw:fill-color="#eeeeee" draw:textarea-horizontal-align="justify" draw:textarea-vertical-align="middle" draw:auto-grow-height="false" fo:min-height="2.85cm" fo:min-width="2.048cm"/>
    </style:style>
    <style:style style:name="gr136" style:family="graphic" style:parent-style-name="standard">
      <style:graphic-properties draw:stroke="none" svg:stroke-color="#3465a4" draw:fill-color="#eeeeee" draw:textarea-horizontal-align="justify" draw:textarea-vertical-align="middle" draw:auto-grow-height="false" fo:min-height="2.851cm" fo:min-width="2.048cm"/>
    </style:style>
    <style:style style:name="gr137" style:family="graphic" style:parent-style-name="standard">
      <style:graphic-properties draw:fill-color="#333333" draw:textarea-horizontal-align="justify" draw:textarea-vertical-align="middle" draw:auto-grow-height="false" fo:min-height="1.493cm" fo:min-width="0cm"/>
    </style:style>
    <style:style style:name="gr138" style:family="graphic" style:parent-style-name="standard">
      <style:graphic-properties draw:fill-color="#333333" draw:textarea-horizontal-align="justify" draw:textarea-vertical-align="middle" draw:auto-grow-height="false" fo:min-height="1.25cm" fo:min-width="0cm"/>
    </style:style>
    <style:style style:name="gr139" style:family="graphic" style:parent-style-name="standard">
      <style:graphic-properties draw:fill-color="#333333" draw:textarea-horizontal-align="justify" draw:textarea-vertical-align="middle" draw:auto-grow-height="false" fo:min-height="1.096cm" fo:min-width="0cm"/>
    </style:style>
    <style:style style:name="gr140" style:family="graphic" style:parent-style-name="standard">
      <style:graphic-properties draw:fill-color="#333333" draw:textarea-horizontal-align="justify" draw:textarea-vertical-align="middle" draw:auto-grow-height="false" fo:min-height="1.492cm" fo:min-width="0cm"/>
    </style:style>
    <style:style style:name="gr141"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1.726cm" fo:min-width="4.71cm" fo:padding-top="0.226cm" fo:padding-bottom="0.226cm" fo:padding-left="0.351cm" fo:padding-right="0.351cm" draw:shadow="hidden"/>
    </style:style>
    <style:style style:name="gr142" style:family="graphic" style:parent-style-name="standard">
      <style:graphic-properties draw:stroke="none" svg:stroke-color="#3465a4" draw:fill-color="#999999" draw:textarea-horizontal-align="justify" draw:textarea-vertical-align="middle" draw:auto-grow-height="false" fo:min-height="1.008cm" fo:min-width="0.758cm" draw:shadow="hidden"/>
    </style:style>
    <style:style style:name="gr143" style:family="graphic" style:parent-style-name="standard">
      <style:graphic-properties draw:stroke="none" svg:stroke-color="#3465a4" draw:fill-color="#999999" draw:textarea-horizontal-align="justify" draw:textarea-vertical-align="middle" draw:auto-grow-height="false" fo:min-height="1.817cm" fo:min-width="1.296cm"/>
    </style:style>
    <style:style style:name="gr144" style:family="graphic" style:parent-style-name="standard">
      <style:graphic-properties draw:fill-color="#333333" draw:textarea-horizontal-align="justify" draw:textarea-vertical-align="middle" draw:auto-grow-height="false" fo:min-height="1.726cm" fo:min-width="4.71cm"/>
    </style:style>
    <style:style style:name="gr145" style:family="graphic" style:parent-style-name="standard">
      <style:graphic-properties draw:fill-color="#333333" draw:textarea-horizontal-align="justify" draw:textarea-vertical-align="middle" draw:auto-grow-height="false" fo:min-height="1.813cm" fo:min-width="4.125cm"/>
    </style:style>
    <style:style style:name="gr146" style:family="graphic" style:parent-style-name="standard">
      <style:graphic-properties draw:fill-color="#333333" draw:auto-grow-height="false" fo:min-height="1.85cm" fo:min-width="6.235cm" fo:wrap-option="wrap"/>
    </style:style>
    <style:style style:name="gr147" style:family="graphic" style:parent-style-name="standard">
      <style:graphic-properties draw:fill-color="#333333" draw:textarea-horizontal-align="justify" draw:textarea-vertical-align="middle" draw:auto-grow-height="false" fo:min-height="0.766cm" fo:min-width="0.898cm"/>
    </style:style>
    <style:style style:name="gr148" style:family="graphic" style:parent-style-name="standard">
      <style:graphic-properties draw:fill-color="#999999" draw:textarea-horizontal-align="justify" draw:textarea-vertical-align="middle" draw:auto-grow-height="false" fo:min-height="1.008cm" fo:min-width="0.758cm" draw:shadow="hidden"/>
    </style:style>
    <style:style style:name="gr149" style:family="graphic" style:parent-style-name="standard">
      <style:graphic-properties draw:fill-color="#999999" draw:textarea-horizontal-align="justify" draw:textarea-vertical-align="middle" draw:auto-grow-height="false" fo:min-height="1.817cm" fo:min-width="1.296cm"/>
    </style:style>
    <style:style style:name="gr150" style:family="graphic" style:parent-style-name="standard">
      <style:graphic-properties draw:fill-color="#999999" draw:textarea-horizontal-align="justify" draw:textarea-vertical-align="middle" draw:auto-grow-height="false" fo:min-height="0.47cm" fo:min-width="2.194cm" draw:shadow="hidden"/>
    </style:style>
    <style:style style:name="gr151"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1.726cm" fo:min-width="4.71cm" fo:padding-top="0.277cm" fo:padding-bottom="0.277cm" fo:padding-left="0.402cm" fo:padding-right="0.402cm" draw:shadow="hidden"/>
    </style:style>
    <style:style style:name="gr152" style:family="graphic" style:parent-style-name="standard">
      <style:graphic-properties draw:fill-color="#eeeeee" draw:textarea-horizontal-align="justify" draw:textarea-vertical-align="middle" draw:auto-grow-height="false" fo:min-height="1.726cm" fo:min-width="4.71cm"/>
    </style:style>
    <style:style style:name="gr153" style:family="graphic" style:parent-style-name="standard">
      <style:graphic-properties draw:fill-color="#eeeeee" draw:textarea-horizontal-align="justify" draw:textarea-vertical-align="middle" draw:auto-grow-height="false" fo:min-height="1.813cm" fo:min-width="4.125cm"/>
    </style:style>
    <style:style style:name="gr154" style:family="graphic" style:parent-style-name="standard">
      <style:graphic-properties draw:fill-color="#eeeeee" draw:auto-grow-height="false" fo:min-height="1.85cm" fo:min-width="6.235cm" fo:wrap-option="wrap"/>
    </style:style>
    <style:style style:name="gr155" style:family="graphic" style:parent-style-name="standard">
      <style:graphic-properties draw:fill-color="#eeeeee" draw:textarea-horizontal-align="justify" draw:textarea-vertical-align="middle" draw:auto-grow-height="false" fo:min-height="0.766cm" fo:min-width="0.898cm"/>
    </style:style>
    <style:style style:name="gr156" style:family="graphic" style:parent-style-name="standard">
      <style:graphic-properties draw:fill-color="#333333" draw:textarea-horizontal-align="justify" draw:textarea-vertical-align="middle" draw:auto-grow-height="false" fo:min-height="1.008cm" fo:min-width="0.758cm" draw:shadow="hidden"/>
    </style:style>
    <style:style style:name="gr157" style:family="graphic" style:parent-style-name="standard">
      <style:graphic-properties draw:fill-color="#333333" draw:textarea-horizontal-align="justify" draw:textarea-vertical-align="middle" draw:auto-grow-height="false" fo:min-height="1.817cm" fo:min-width="1.296cm"/>
    </style:style>
    <style:style style:name="gr158" style:family="graphic" style:parent-style-name="standard">
      <style:graphic-properties draw:stroke="solid" svg:stroke-width="0.203cm" svg:stroke-color="#cccccc" draw:marker-start-width="0.508cm" draw:marker-end-width="0.508cm" draw:fill-color="#333333" draw:textarea-horizontal-align="center" draw:textarea-vertical-align="middle" fo:padding-top="0.226cm" fo:padding-bottom="0.226cm" fo:padding-left="0.351cm" fo:padding-right="0.351cm"/>
    </style:style>
    <style:style style:name="gr159"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174cm" fo:min-width="0.205cm" fo:padding-top="0.15cm" fo:padding-bottom="0.15cm" fo:padding-left="0.275cm" fo:padding-right="0.275cm" draw:shadow="hidden"/>
    </style:style>
    <style:style style:name="gr160"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161"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162"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cm" fo:min-width="0cm" fo:padding-top="0.15cm" fo:padding-bottom="0.15cm" fo:padding-left="0.275cm" fo:padding-right="0.275cm"/>
    </style:style>
    <style:style style:name="gr163" style:family="graphic" style:parent-style-name="standard">
      <style:graphic-properties draw:stroke="none" svg:stroke-color="#3465a4" draw:fill-color="#333333" draw:textarea-horizontal-align="center" draw:textarea-vertical-align="middle"/>
    </style:style>
    <style:style style:name="gr164" style:family="graphic" style:parent-style-name="standard">
      <style:graphic-properties draw:stroke="none" svg:stroke-color="#ffffff" draw:fill-color="#333333" draw:textarea-vertical-align="middle"/>
    </style:style>
    <style:style style:name="gr165" style:family="graphic" style:parent-style-name="standard">
      <style:graphic-properties draw:stroke="none" svg:stroke-color="#ffffff" draw:fill-color="#333333" draw:textarea-vertical-align="middle" draw:auto-grow-height="false" fo:min-height="1.655cm" fo:min-width="3.437cm"/>
    </style:style>
    <style:style style:name="gr166" style:family="graphic" style:parent-style-name="standard">
      <style:graphic-properties draw:stroke="none" svg:stroke-color="#ffffff" draw:fill-color="#333333" draw:textarea-horizontal-align="justify" draw:textarea-vertical-align="middle" draw:auto-grow-height="false" fo:min-height="1.622cm" fo:min-width="2.776cm"/>
    </style:style>
    <style:style style:name="gr167" style:family="graphic" style:parent-style-name="standard">
      <style:graphic-properties draw:stroke="none" svg:stroke-color="#ffffff" draw:fill-color="#333333" draw:textarea-horizontal-align="justify" draw:textarea-vertical-align="middle" draw:auto-grow-height="false" fo:min-height="1.537cm" fo:min-width="1.721cm"/>
    </style:style>
    <style:style style:name="gr168" style:family="graphic" style:parent-style-name="standard">
      <style:graphic-properties draw:stroke="none" svg:stroke-color="#ffffff" draw:fill-color="#333333" draw:textarea-horizontal-align="justify" draw:textarea-vertical-align="middle" draw:auto-grow-height="false" fo:min-height="1.924cm" fo:min-width="2.902cm"/>
    </style:style>
    <style:style style:name="gr169" style:family="graphic" style:parent-style-name="standard">
      <style:graphic-properties draw:stroke="none" svg:stroke-color="#ffffff" draw:fill-color="#eeeeee" draw:textarea-vertical-align="middle"/>
    </style:style>
    <style:style style:name="gr170" style:family="graphic" style:parent-style-name="standard">
      <style:graphic-properties draw:stroke="none" svg:stroke-color="#ffffff" draw:fill-color="#eeeeee" draw:textarea-horizontal-align="justify" draw:textarea-vertical-align="middle" draw:auto-grow-height="false" fo:min-height="0.174cm" fo:min-width="0.205cm"/>
    </style:style>
    <style:style style:name="gr171" style:family="graphic" style:parent-style-name="standard">
      <style:graphic-properties draw:stroke="none" svg:stroke-color="#ffffff" draw:fill-color="#eeeeee" draw:textarea-horizontal-align="justify" draw:textarea-vertical-align="middle" draw:auto-grow-height="false" fo:min-height="0.149cm" fo:min-width="0.497cm"/>
    </style:style>
    <style:style style:name="gr172" style:family="graphic" style:parent-style-name="standard">
      <style:graphic-properties draw:stroke="none" svg:stroke-color="#ffffff" draw:fill-color="#eeeeee" draw:textarea-horizontal-align="justify" draw:textarea-vertical-align="middle" draw:auto-grow-height="false" fo:min-height="1.188cm" fo:min-width="0.398cm" draw:shadow="hidden"/>
    </style:style>
    <style:style style:name="gr173" style:family="graphic" style:parent-style-name="standard">
      <style:graphic-properties draw:stroke="none" svg:stroke-color="#ffffff" draw:fill-color="#333333" draw:textarea-horizontal-align="justify" draw:textarea-vertical-align="middle" draw:auto-grow-height="false" fo:min-height="1.726cm" fo:min-width="4.71cm"/>
    </style:style>
    <style:style style:name="gr174" style:family="graphic" style:parent-style-name="standard">
      <style:graphic-properties draw:stroke="none" svg:stroke-color="#ffffff" draw:fill-color="#333333" draw:textarea-horizontal-align="justify" draw:textarea-vertical-align="middle" draw:auto-grow-height="false" fo:min-height="1.726cm" fo:min-width="4.71cm" draw:shadow="hidden"/>
    </style:style>
    <style:style style:name="gr175" style:family="graphic" style:parent-style-name="standard">
      <style:graphic-properties draw:stroke="none" svg:stroke-color="#ffffff" draw:fill-color="#eeeeee" draw:textarea-horizontal-align="justify" draw:textarea-vertical-align="middle" draw:auto-grow-height="false" fo:min-height="0.47cm" fo:min-width="2.194cm" draw:shadow="hidden"/>
    </style:style>
    <style:style style:name="gr176" style:family="graphic" style:parent-style-name="standard">
      <style:graphic-properties draw:stroke="none" svg:stroke-color="#ffffff" draw:fill-color="#eeeeee" draw:textarea-horizontal-align="justify" draw:textarea-vertical-align="middle" draw:auto-grow-height="false" fo:min-height="0cm" fo:min-width="0cm"/>
    </style:style>
    <style:style style:name="gr177" style:family="graphic" style:parent-style-name="standard">
      <style:graphic-properties draw:stroke="solid" svg:stroke-width="0.305cm" svg:stroke-color="#000000" draw:marker-start-width="0.66cm" draw:marker-end-width="0.66cm" draw:fill-color="#eeeeee" draw:textarea-horizontal-align="center" draw:textarea-vertical-align="middle" fo:padding-top="0.276cm" fo:padding-bottom="0.276cm" fo:padding-left="0.401cm" fo:padding-right="0.401cm"/>
    </style:style>
    <style:style style:name="gr178" style:family="graphic" style:parent-style-name="standard">
      <style:graphic-properties draw:stroke="none" svg:stroke-color="#ffffff" draw:fill-color="#333333" draw:textarea-horizontal-align="justify" draw:textarea-vertical-align="middle" draw:auto-grow-height="false" fo:min-height="0.174cm" fo:min-width="0.205cm"/>
    </style:style>
    <style:style style:name="gr179" style:family="graphic" style:parent-style-name="standard">
      <style:graphic-properties draw:stroke="none" svg:stroke-color="#ffffff" draw:fill-color="#333333" draw:textarea-horizontal-align="justify" draw:textarea-vertical-align="middle" draw:auto-grow-height="false" fo:min-height="0.149cm" fo:min-width="0.497cm"/>
    </style:style>
    <style:style style:name="gr180" style:family="graphic" style:parent-style-name="standard">
      <style:graphic-properties draw:stroke="none" svg:stroke-color="#ffffff" draw:fill-color="#999999" draw:textarea-horizontal-align="justify" draw:textarea-vertical-align="middle" draw:auto-grow-height="false" fo:min-height="1.188cm" fo:min-width="0.398cm" draw:shadow="hidden"/>
    </style:style>
    <style:style style:name="gr181"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82" style:family="graphic" style:parent-style-name="standard">
      <style:graphic-properties draw:stroke="none" svg:stroke-color="#ffffff" draw:fill-color="#333333" draw:textarea-horizontal-align="justify" draw:textarea-vertical-align="middle" draw:auto-grow-height="false" fo:min-height="0cm" fo:min-width="0cm"/>
    </style:style>
    <style:style style:name="gr183" style:family="graphic" style:parent-style-name="standard">
      <style:graphic-properties draw:stroke="none" svg:stroke-color="#3465a4" draw:fill-color="#eeeeee" draw:textarea-horizontal-align="center" draw:textarea-vertical-align="middle"/>
    </style:style>
    <style:style style:name="gr184" style:family="graphic" style:parent-style-name="standard">
      <style:graphic-properties draw:stroke="none" svg:stroke-color="#ffffff" draw:fill-color="#eeeeee" draw:textarea-vertical-align="middle" draw:auto-grow-height="false" fo:min-height="1.655cm" fo:min-width="3.437cm"/>
    </style:style>
    <style:style style:name="gr185" style:family="graphic" style:parent-style-name="standard">
      <style:graphic-properties draw:stroke="none" svg:stroke-color="#ffffff" draw:fill-color="#eeeeee" draw:textarea-horizontal-align="justify" draw:textarea-vertical-align="middle" draw:auto-grow-height="false" fo:min-height="1.622cm" fo:min-width="2.776cm"/>
    </style:style>
    <style:style style:name="gr186" style:family="graphic" style:parent-style-name="standard">
      <style:graphic-properties draw:stroke="none" svg:stroke-color="#ffffff" draw:fill-color="#eeeeee" draw:textarea-horizontal-align="justify" draw:textarea-vertical-align="middle" draw:auto-grow-height="false" fo:min-height="1.537cm" fo:min-width="1.721cm"/>
    </style:style>
    <style:style style:name="gr187" style:family="graphic" style:parent-style-name="standard">
      <style:graphic-properties draw:stroke="none" svg:stroke-color="#ffffff" draw:fill-color="#eeeeee" draw:textarea-horizontal-align="justify" draw:textarea-vertical-align="middle" draw:auto-grow-height="false" fo:min-height="1.924cm" fo:min-width="2.902cm"/>
    </style:style>
    <style:style style:name="gr188" style:family="graphic" style:parent-style-name="standard">
      <style:graphic-properties draw:stroke="none" svg:stroke-color="#ffffff" draw:fill-color="#333333" draw:textarea-horizontal-align="justify" draw:textarea-vertical-align="middle" draw:auto-grow-height="false" fo:min-height="1.188cm" fo:min-width="0.398cm" draw:shadow="hidden"/>
    </style:style>
    <style:style style:name="gr189" style:family="graphic" style:parent-style-name="standard">
      <style:graphic-properties draw:stroke="none" svg:stroke-color="#ffffff" draw:fill-color="#eeeeee" draw:textarea-horizontal-align="justify" draw:textarea-vertical-align="middle" draw:auto-grow-height="false" fo:min-height="1.726cm" fo:min-width="4.71cm"/>
    </style:style>
    <style:style style:name="gr190" style:family="graphic" style:parent-style-name="standard">
      <style:graphic-properties draw:stroke="none" svg:stroke-color="#ffffff" draw:fill-color="#eeeeee" draw:textarea-horizontal-align="justify" draw:textarea-vertical-align="middle" draw:auto-grow-height="false" fo:min-height="1.726cm" fo:min-width="4.71cm" draw:shadow="hidden"/>
    </style:style>
    <style:style style:name="gr191" style:family="graphic" style:parent-style-name="standard">
      <style:graphic-properties draw:stroke="none" svg:stroke-color="#ffffff" draw:fill-color="#333333" draw:textarea-horizontal-align="justify" draw:textarea-vertical-align="middle" draw:auto-grow-height="false" fo:min-height="0.47cm" fo:min-width="2.194cm" draw:shadow="hidden"/>
    </style:style>
    <style:style style:name="gr192" style:family="graphic" style:parent-style-name="standard">
      <style:graphic-properties draw:stroke="solid" svg:stroke-width="0.152cm" svg:stroke-color="#dddddd" draw:marker-start-width="0.432cm" draw:marker-end-width="0.432cm" draw:fill="none" draw:fill-color="#333333" draw:textarea-horizontal-align="justify" draw:textarea-vertical-align="middle" draw:auto-grow-height="false" fo:min-height="0.089cm" fo:min-width="0.262cm" fo:padding-top="0.202cm" fo:padding-bottom="0.202cm" fo:padding-left="0.327cm" fo:padding-right="0.327cm" draw:shadow="hidden"/>
    </style:style>
    <style:style style:name="gr193" style:family="graphic" style:parent-style-name="standard">
      <style:graphic-properties draw:stroke="solid" svg:stroke-width="0.152cm" svg:stroke-color="#eeeeee" draw:marker-start-width="0.432cm" draw:marker-end-width="0.432cm" draw:fill-color="#333333" draw:textarea-horizontal-align="justify" draw:textarea-vertical-align="middle" draw:auto-grow-height="false" fo:min-height="0.089cm" fo:min-width="0.262cm" fo:padding-top="0.202cm" fo:padding-bottom="0.202cm" fo:padding-left="0.327cm" fo:padding-right="0.327cm" draw:shadow="hidden"/>
    </style:style>
    <style:style style:name="P1" style:family="paragraph">
      <loext:graphic-properties draw:fill-color="#a7b093"/>
      <style:paragraph-properties fo:text-align="center"/>
    </style:style>
    <style:style style:name="P2" style:family="paragraph">
      <loext:graphic-properties draw:fill-color="#e9efdc"/>
      <style:paragraph-properties fo:text-align="center"/>
    </style:style>
    <style:style style:name="P3" style:family="paragraph">
      <loext:graphic-properties draw:fill-color="#669104"/>
      <style:paragraph-properties fo:text-align="center"/>
    </style:style>
    <style:style style:name="P4" style:family="paragraph">
      <loext:graphic-properties draw:fill="none" draw:fill-color="#ffffff"/>
      <style:text-properties fo:color="#ffffff" style:font-name="Times New Roman" fo:font-size="10pt"/>
    </style:style>
    <style:style style:name="P5" style:family="paragraph">
      <loext:graphic-properties draw:fill-color="#b5787f"/>
      <style:paragraph-properties fo:text-align="center"/>
    </style:style>
    <style:style style:name="P6" style:family="paragraph">
      <loext:graphic-properties draw:fill-color="#e8cdd0"/>
      <style:paragraph-properties fo:text-align="center"/>
    </style:style>
    <style:style style:name="P7" style:family="paragraph">
      <loext:graphic-properties draw:fill-color="#97585f"/>
      <style:paragraph-properties fo:text-align="center"/>
    </style:style>
    <style:style style:name="P8" style:family="paragraph">
      <loext:graphic-properties draw:fill-color="#ac7b6d"/>
      <style:paragraph-properties fo:text-align="center"/>
    </style:style>
    <style:style style:name="P9" style:family="paragraph">
      <loext:graphic-properties draw:fill-color="#e5c6bd"/>
      <style:paragraph-properties fo:text-align="center"/>
    </style:style>
    <style:style style:name="P10" style:family="paragraph">
      <loext:graphic-properties draw:fill-color="#915444"/>
      <style:paragraph-properties fo:text-align="center"/>
    </style:style>
    <style:style style:name="P11" style:family="paragraph">
      <loext:graphic-properties draw:fill-color="#7c939c"/>
      <style:paragraph-properties fo:text-align="center"/>
    </style:style>
    <style:style style:name="P12" style:family="paragraph">
      <loext:graphic-properties draw:fill-color="#eaf8fd"/>
      <style:paragraph-properties fo:text-align="center"/>
    </style:style>
    <style:style style:name="P13" style:family="paragraph">
      <loext:graphic-properties draw:fill-color="#418196"/>
      <style:paragraph-properties fo:text-align="center"/>
    </style:style>
    <style:style style:name="P14" style:family="paragraph">
      <loext:graphic-properties draw:fill-color="#a0ab89"/>
      <style:paragraph-properties fo:text-align="center"/>
    </style:style>
    <style:style style:name="P15" style:family="paragraph">
      <loext:graphic-properties draw:fill-color="#64835b"/>
      <style:paragraph-properties fo:text-align="center"/>
    </style:style>
    <style:style style:name="P16" style:family="paragraph">
      <loext:graphic-properties draw:fill-color="#81b4ad"/>
      <style:paragraph-properties fo:text-align="center"/>
    </style:style>
    <style:style style:name="P17" style:family="paragraph">
      <loext:graphic-properties draw:fill-color="#ebfcfa"/>
      <style:paragraph-properties fo:text-align="center"/>
    </style:style>
    <style:style style:name="P18" style:family="paragraph">
      <loext:graphic-properties draw:fill-color="#50938a"/>
      <style:paragraph-properties fo:text-align="center"/>
    </style:style>
    <style:style style:name="P19" style:family="paragraph">
      <loext:graphic-properties draw:fill-color="#aaa7b5"/>
      <style:paragraph-properties fo:text-align="center"/>
    </style:style>
    <style:style style:name="P20" style:family="paragraph">
      <loext:graphic-properties draw:fill-color="#ebeaed"/>
      <style:paragraph-properties fo:text-align="center"/>
    </style:style>
    <style:style style:name="P21" style:family="paragraph">
      <loext:graphic-properties draw:fill-color="#929195"/>
      <style:paragraph-properties fo:text-align="center"/>
    </style:style>
    <style:style style:name="P22" style:family="paragraph">
      <loext:graphic-properties draw:fill-color="#a19686"/>
      <style:paragraph-properties fo:text-align="center"/>
    </style:style>
    <style:style style:name="P23" style:family="paragraph">
      <loext:graphic-properties draw:fill-color="#fbf2e9"/>
      <style:paragraph-properties fo:text-align="center"/>
    </style:style>
    <style:style style:name="P24" style:family="paragraph">
      <loext:graphic-properties draw:fill-color="#c79361"/>
      <style:paragraph-properties fo:text-align="center"/>
    </style:style>
    <style:style style:name="P25" style:family="paragraph">
      <loext:graphic-properties draw:fill-color="#9fbcdc"/>
      <style:paragraph-properties fo:text-align="center"/>
    </style:style>
    <style:style style:name="P26" style:family="paragraph">
      <loext:graphic-properties draw:fill-color="#e3e9ef"/>
      <style:paragraph-properties fo:text-align="center"/>
    </style:style>
    <style:style style:name="P27" style:family="paragraph">
      <loext:graphic-properties draw:fill-color="#6b86a4"/>
      <style:paragraph-properties fo:text-align="center"/>
    </style:style>
    <style:style style:name="P28" style:family="paragraph">
      <loext:graphic-properties draw:fill-color="#ae9ba3"/>
      <style:paragraph-properties fo:text-align="center"/>
    </style:style>
    <style:style style:name="P29" style:family="paragraph">
      <loext:graphic-properties draw:fill-color="#faf4f7"/>
      <style:paragraph-properties fo:text-align="center"/>
    </style:style>
    <style:style style:name="P30" style:family="paragraph">
      <loext:graphic-properties draw:fill-color="#bf819e"/>
      <style:paragraph-properties fo:text-align="center"/>
    </style:style>
    <style:style style:name="P31" style:family="paragraph">
      <loext:graphic-properties draw:fill-color="#333333"/>
      <style:paragraph-properties fo:text-align="center"/>
    </style:style>
    <style:style style:name="P32" style:family="paragraph">
      <loext:graphic-properties draw:fill-color="#999999"/>
      <style:paragraph-properties fo:text-align="center"/>
    </style:style>
    <style:style style:name="P33" style:family="paragraph">
      <loext:graphic-properties draw:fill-color="#355269"/>
      <style:paragraph-properties fo:text-align="center"/>
    </style:style>
    <style:style style:name="P34" style:family="paragraph">
      <loext:graphic-properties draw:fill-color="#eeeeee"/>
      <style:paragraph-properties fo:text-align="center"/>
    </style:style>
    <style:style style:name="P35" style:family="paragraph">
      <loext:graphic-properties draw:fill-color="#cccccc"/>
      <style:paragraph-properties fo:text-align="center"/>
    </style:style>
    <style:style style:name="P36" style:family="paragraph">
      <loext:graphic-properties draw:fill-color="#dddddd"/>
      <style:paragraph-properties fo:text-align="center"/>
    </style:style>
    <style:style style:name="P37" style:family="paragraph">
      <loext:graphic-properties draw:fill="solid" draw:fill-color="#999999"/>
      <style:paragraph-properties fo:text-align="center"/>
    </style:style>
    <style:style style:name="P38" style:family="paragraph">
      <loext:graphic-properties draw:fill="solid" draw:fill-color="#b2b2b2"/>
      <style:paragraph-properties fo:text-align="center"/>
    </style:style>
    <style:style style:name="P39" style:family="paragraph">
      <loext:graphic-properties draw:fill-color="#b2b2b2"/>
      <style:paragraph-properties fo:text-align="center"/>
    </style:style>
    <style:style style:name="P40" style:family="paragraph">
      <loext:graphic-properties draw:fill-color="#333333"/>
    </style:style>
    <style:style style:name="P41" style:family="paragraph">
      <loext:graphic-properties draw:fill-color="#eeeeee"/>
    </style:style>
    <style:style style:name="P42" style:family="paragraph">
      <loext:graphic-properties draw:fill="none" draw:fill-color="#333333"/>
      <style:paragraph-properties fo:text-align="center"/>
    </style:style>
    <style:style style:name="T1" style:family="text">
      <style:text-properties fo:color="#ffffff" style:font-name="Times New Roman"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4"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5"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6"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8"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9"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0"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1"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2"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3"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4"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5"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6"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8"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9"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0"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f</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1" draw:style-name="dp1" draw:master-page-name="Default">
        <draw:path draw:style-name="gr44" draw:text-style-name="P31"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2" draw:style-name="dp1" draw:master-page-name="Default">
        <draw:path draw:style-name="gr47" draw:text-style-name="P31"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3" draw:style-name="dp1" draw:master-page-name="Default">
        <draw:path draw:style-name="gr49" draw:text-style-name="P33"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4" draw:style-name="dp1" draw:master-page-name="Default">
        <draw:custom-shape draw:style-name="gr50" draw:text-style-name="P33"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2" draw:text-style-name="P33"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3" draw:text-style-name="P33"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54" draw:text-style-name="P33"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5" draw:style-name="dp1" draw:master-page-name="Default">
        <draw:custom-shape draw:style-name="gr55" draw:text-style-name="P31"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1"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7"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59" draw:text-style-name="P31"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6" draw:style-name="dp1" draw:master-page-name="Default">
        <draw:path draw:style-name="gr60" draw:text-style-name="P34"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22218483787143cm 3.16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53105043282022cm 9.806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12833545524172cm 10.161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7" draw:style-name="dp1" draw:master-page-name="Default">
        <draw:path draw:style-name="gr61" draw:text-style-name="P34" draw:layer="layout" svg:width="6.224cm" svg:height="9.654cm" svg:x="3.427cm" svg:y="2.156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8" draw:style-name="dp1" draw:master-page-name="Default">
        <draw:custom-shape draw:style-name="gr62" draw:text-style-name="P34"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4"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4"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66" draw:text-style-name="P34"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29" draw:style-name="dp1" draw:master-page-name="Default">
        <draw:custom-shape draw:style-name="gr67" draw:text-style-name="P34" draw:layer="layout" svg:width="3.175cm" svg:height="3.302cm" svg:x="4.953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8"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custom-shape draw:style-name="gr70" draw:text-style-name="P34" draw:layer="layout" svg:width="4.953cm" svg:height="4.064cm" svg:x="4.191cm" svg:y="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1" draw:text-style-name="P34" draw:layer="layout" svg:width="4.063cm" svg:height="1.034cm" svg:x="4.573cm" svg:y="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34" draw:layer="layout" svg:width="4.063cm" svg:height="0.61cm" svg:x="4.572cm" svg:y="6.119cm" svg:viewBox="0 0 4064 611" svg:d="M272 165c187 82 420 141 744 189s642 69 1016 69 692-21 1016-69 557-107 744-189c122-54 201-108 241-165 21 30 31 61 31 94 0 95-85 176-272 259-187 82-420 142-744 189-324 48-642 69-1016 69s-692-21-1016-69c-324-47-557-107-744-189-187-83-272-164-272-259 0-33 10-64 31-94 40 57 119 111 241 165z">
            <text:p/>
          </draw:path>
        </draw:g>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30" draw:style-name="dp1" draw:master-page-name="Default">
        <draw:path draw:style-name="gr72" draw:text-style-name="P31" draw:layer="layout" svg:width="6.224cm" svg:height="10.822cm" svg:x="3.429cm" svg:y="1.115cm" svg:viewBox="0 0 6225 10823" svg:d="M4668 7940c496 115 853 257 1139 455 287 198 417 393 417 622 0 228-130 423-417 621-286 198-643 340-1139 455-496 114-983 166-1556 166s-1060-52-1556-166c-496-115-853-257-1139-455-287-198-417-393-417-621 0-229 130-424 417-622 286-198 643-340 1139-455 32-7 65-14 97-21l-156-538c-210-117-393-249-555-400-165-153-309-327-438-526-138-215-239-428-306-649-66-221-97-450-97-698 0-249 31-478 97-699 67-221 168-434 306-649 130-201 275-375 441-529l1557-1696c-46-31-88-66-125-104-45-45-84-96-120-153-42-68-73-135-93-205s-30-143-30-221c0-79 10-152 30-222s51-137 93-205 90-126 145-177 117-95 190-134 145-68 220-86c75-19 153-28 237-28s162 9 237 28c75 18 147 47 220 86s135 83 190 134 103 109 145 177 73 135 93 205 30 143 30 222c0 78-10 151-30 221s-51 137-93 205c-49 79-105 144-172 201l1622 1765c160 151 300 321 427 516 138 215 239 428 306 649 66 221 98 450 98 698 0 249-32 478-98 699-67 221-168 434-306 649-129 199-272 372-437 526-162 150-345 282-555 400l-156 538c33 7 65 14 98 21zM418 9750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73" draw:text-style-name="P35" draw:layer="layout" svg:width="0.537cm" svg:height="1.089cm" draw:transform="skewX (0.074176493209759) rotate (0.546113522949026) translate (6.35132512043078cm 1.34152797293528cm)" svg:viewBox="0 0 538 1090" svg:d="M118 919c61-119 88-237 88-374 0-138-28-256-89-375-33-66-72-122-117-170 96 2 178 25 262 73 88 50 151 112 202 199s74 172 74 272-23 186-74 273c-50 87-113 149-201 199-84 48-166 71-262 74 45-49 83-105 117-171z">
          <text:p/>
        </draw:path>
        <draw:path draw:style-name="gr74" draw:text-style-name="P32" draw:layer="layout" svg:width="2.666cm" svg:height="0.507cm" draw:transform="rotate (-3.14159265358979) translate (7.8753061804003cm 10.160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75" draw:text-style-name="P32" draw:layer="layout" svg:width="0.381cm" svg:height="1.017cm" draw:transform="rotate (-0.0225147473507275) translate (7.38cm 8.504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45" draw:text-style-name="P32" draw:layer="layout" svg:width="1.738cm" svg:height="3.369cm" draw:transform="skewX (-0.752935039310354) rotate (2.60612563907793) translate (9.49626774763077cm 8.50711920711311cm)" svg:viewBox="0 0 1739 3370" svg:d="M891 1177c157-486 712-1052 848-1177-287 5-1657 1233-1733 1958s562 1093 824 1223c251 124 497 183 783 189-135-125-1129-1041-722-2193z">
          <text:p/>
        </draw:path>
        <draw:path draw:style-name="gr76" draw:text-style-name="P32" draw:layer="layout" svg:width="2.793cm" svg:height="3.301cm" svg:x="4.699cm" svg:y="3.428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1" draw:style-name="dp1" draw:master-page-name="Default">
        <draw:custom-shape draw:style-name="gr77" draw:text-style-name="P31"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1"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 draw:text-style-name="P31"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0" draw:text-style-name="P34"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81"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83" draw:text-style-name="P34"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84" draw:text-style-name="P31"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34"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80" draw:text-style-name="P34"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86" draw:text-style-name="P36"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2" draw:style-name="dp1" draw:master-page-name="Default">
        <draw:path draw:style-name="gr87" draw:text-style-name="P34" draw:layer="layout" svg:width="6.224cm" svg:height="10.797cm" svg:x="3.428cm" svg:y="1.014cm" svg:viewBox="0 0 6225 10798" svg:d="M5696 3748c275 426 400 843 400 1334s-125 908-400 1334c-255 394-568 686-992 922l-159 550c41 8 82 18 123 27 496 114 853 257 1139 455 287 198 417 392 417 621s-130 423-417 621c-286 198-643 341-1139 455s-983 167-1556 167-1060-53-1556-167-853-257-1139-455c-287-198-417-392-417-621s130-423 417-621c286-198 643-341 1139-455 41-9 81-18 122-27l-159-549c-425-236-738-528-993-923-275-426-400-843-400-1334s125-908 400-1334c129-199 272-372 437-525l1578-1718c-110-70-193-155-262-266-82-132-119-261-119-413s37-281 119-413 183-226 325-302 281-111 445-111 303 35 445 111 243 170 325 302 120 261 120 413-38 281-120 413c-52 84-113 153-187 212l1641 1785c159 150 298 319 423 512zM418 9725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88" draw:text-style-name="P32" draw:layer="layout" svg:width="0.537cm" svg:height="1.089cm" draw:transform="skewX (0.074176493209759) rotate (0.546113522949026) translate (6.34232512043078cm 1.34152797293528cm)" svg:viewBox="0 0 538 1090" svg:d="M118 919c61-119 88-237 88-374 0-138-28-256-89-375-33-66-72-122-117-170 96 2 178 25 262 73 88 50 151 112 202 199s74 172 74 272-23 186-74 273c-50 87-113 149-201 199-84 48-166 71-262 74 45-49 83-105 117-171z">
          <text:p/>
        </draw:path>
        <draw:path draw:style-name="gr89" draw:text-style-name="P31" draw:layer="layout" svg:width="2.666cm" svg:height="0.507cm" draw:transform="rotate (-3.14159265358979) translate (7.8743061804003cm 10.034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0" draw:text-style-name="P32" draw:layer="layout" svg:width="0.381cm" svg:height="1.017cm" draw:transform="rotate (-0.0225147473507275) translate (7.379cm 8.378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88" draw:text-style-name="P32" draw:layer="layout" svg:width="1.738cm" svg:height="3.369cm" draw:transform="skewX (-0.752935039310354) rotate (2.60612563907793) translate (9.58326774763078cm 8.50711920711312cm)" svg:viewBox="0 0 1739 3370" svg:d="M891 1177c157-486 712-1052 848-1177-287 5-1657 1233-1733 1958s562 1093 824 1223c251 124 497 183 783 189-135-125-1129-1041-722-2193z">
          <text:p/>
        </draw:path>
        <draw:path draw:style-name="gr76" draw:text-style-name="P32" draw:layer="layout" svg:width="2.793cm" svg:height="3.301cm" svg:x="4.698cm" svg:y="3.429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3" draw:style-name="dp1" draw:master-page-name="Default">
        <draw:custom-shape draw:style-name="gr91" draw:text-style-name="P34"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4"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34"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64"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95" draw:text-style-name="P31"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6" draw:text-style-name="P34"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1"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94" draw:text-style-name="P31"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98" draw:text-style-name="P31"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4" draw:style-name="dp1" draw:master-page-name="Default">
        <draw:path draw:style-name="gr99" draw:text-style-name="P31"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48" draw:text-style-name="P32" draw:layer="layout" svg:width="5.206cm" svg:height="0.634cm" draw:transform="rotate (-3.14159265358979) translate (9.26857298251347cm 10.057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00" draw:text-style-name="P32" draw:layer="layout" svg:width="1.143cm" svg:height="0.381cm" svg:x="3.935cm" svg:y="2.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0" draw:text-style-name="P32" draw:layer="layout" svg:width="1.143cm" svg:height="0.381cm" svg:x="6.221cm" svg:y="2.4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0" draw:text-style-name="P32" draw:layer="layout" svg:width="1.143cm" svg:height="0.381cm" svg:x="8.38cm" svg:y="2.183cm">
          <text:p/>
          <draw:enhanced-geometry svg:viewBox="0 0 21600 21600" draw:glue-points="10800 0 0 10800 10800 21600 21600 10800" draw:text-areas="5400 5400 16200 16200" draw:type="diamond" draw:enhanced-path="M 10800 0 L 21600 10800 10800 21600 0 10800 10800 0 Z N"/>
        </draw:custom-shape>
        <draw:path draw:style-name="gr101" draw:text-style-name="P37" draw:layer="layout" svg:width="4.266cm" svg:height="2.26cm" draw:transform="rotate (-1.47131255943122) translate (8.69891087642805cm 5.01056132335315cm)" svg:viewBox="0 0 4267 2261" svg:d="M0 128c3048 1 4141 2133 4141 2133 0 0 204-482 92-1400-112-917-296-860-296-860z">
          <text:p/>
        </draw:path>
        <draw:path draw:style-name="gr48" draw:text-style-name="P32" draw:layer="layout" svg:width="3.682cm" svg:height="0.38cm" draw:transform="rotate (3.11960150501466) translate (8.47425076661295cm 5.14358063534824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5" draw:style-name="dp1" draw:master-page-name="Default">
        <draw:custom-shape draw:style-name="gr102" draw:text-style-name="P31"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03"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83" draw:text-style-name="P34"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th draw:style-name="gr104" draw:text-style-name="P31"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05" draw:text-style-name="P31" draw:layer="layout" svg:width="1.65cm" svg:height="1.777cm" svg:x="3.683cm" svg:y="2.032cm" svg:viewBox="0 0 1651 1778" draw:points="0,297 22,297 826,0 1629,297 1651,297 1651,305 1651,1473 1651,1481 1629,1481 826,1778 22,1481 0,1481 0,1473 0,305">
          <text:p/>
        </draw:polygon>
        <draw:polygon draw:style-name="gr105" draw:text-style-name="P31" draw:layer="layout" svg:width="1.65cm" svg:height="1.777cm" svg:x="5.969cm" svg:y="2.286cm" svg:viewBox="0 0 1651 1778" draw:points="0,297 22,297 826,0 1629,297 1651,297 1651,305 1651,1473 1651,1481 1629,1481 826,1778 22,1481 0,1481 0,1473 0,305">
          <text:p/>
        </draw:polygon>
        <draw:polygon draw:style-name="gr105" draw:text-style-name="P31" draw:layer="layout" svg:width="1.65cm" svg:height="1.777cm" svg:x="8.128cm" svg:y="2.032cm" svg:viewBox="0 0 1651 1778" draw:points="0,297 22,297 826,0 1629,297 1651,297 1651,305 1651,1473 1651,1481 1629,1481 826,1778 22,1481 0,1481 0,1473 0,305">
          <text:p/>
        </draw:polygon>
        <draw:custom-shape draw:style-name="gr106" draw:text-style-name="P34"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34"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34"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th draw:style-name="gr107" draw:text-style-name="P38" draw:layer="layout" svg:width="4.266cm" svg:height="2.26cm" draw:transform="rotate (-1.47131255943122) translate (8.69991087642805cm 5.11356132335315cm)" svg:viewBox="0 0 4267 2261" svg:d="M0 128c3048 1 4141 2133 4141 2133 0 0 204-482 92-1400-112-917-296-860-296-860z">
          <text:p/>
        </draw:path>
      </draw:page>
      <draw:page draw:name="page36" draw:style-name="dp1" draw:master-page-name="Default">
        <draw:path draw:style-name="gr108" draw:text-style-name="P34"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109"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10" draw:text-style-name="P32" draw:layer="layout" svg:width="1.143cm" svg:height="0.381cm" svg:x="3.937cm" svg:y="2.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0" draw:text-style-name="P32" draw:layer="layout" svg:width="1.143cm" svg:height="0.381cm" svg:x="6.223cm" svg:y="2.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0" draw:text-style-name="P32" draw:layer="layout" svg:width="1.143cm" svg:height="0.381cm" svg:x="8.382cm" svg:y="2.286cm">
          <text:p/>
          <draw:enhanced-geometry svg:viewBox="0 0 21600 21600" draw:glue-points="10800 0 0 10800 10800 21600 21600 10800" draw:text-areas="5400 5400 16200 16200" draw:type="diamond" draw:enhanced-path="M 10800 0 L 21600 10800 10800 21600 0 10800 10800 0 Z N"/>
        </draw:custom-shape>
        <draw:path draw:style-name="gr101" draw:text-style-name="P37" draw:layer="layout" svg:width="4.266cm" svg:height="2.26cm" draw:transform="rotate (-1.47131255943122) translate (8.70091087642805cm 5.11356132335315cm)" svg:viewBox="0 0 4267 2261" svg:d="M0 128c3048 1 4141 2133 4141 2133 0 0 204-482 92-1400-112-917-296-860-296-860z">
          <text:p/>
        </draw:path>
        <draw:path draw:style-name="gr48" draw:text-style-name="P32" draw:layer="layout" svg:width="3.682cm" svg:height="0.38cm" draw:transform="rotate (3.11960150501466) translate (8.47625076661295cm 5.24658063534824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7" draw:style-name="dp1" draw:master-page-name="Default">
        <draw:custom-shape draw:style-name="gr111" draw:text-style-name="P34"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2" draw:text-style-name="P34"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95"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olygon draw:style-name="gr113" draw:text-style-name="P31" draw:layer="layout" svg:width="1.41cm" svg:height="3.444cm" draw:transform="skewX (0.115889862332423) rotate (-2.62078640479469) translate (9.62097938670805cm 8.64801529883094cm)" svg:viewBox="0 0 1411 3445" draw:points="697,0 1411,287 0,3445">
          <text:p/>
        </draw:polygon>
        <draw:path draw:style-name="gr114" draw:text-style-name="P34"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15" draw:text-style-name="P34" draw:layer="layout" svg:width="1.65cm" svg:height="1.777cm" svg:x="3.683cm" svg:y="2.032cm" svg:viewBox="0 0 1651 1778" draw:points="0,297 22,297 826,0 1629,297 1651,297 1651,305 1651,1473 1651,1481 1629,1481 826,1778 22,1481 0,1481 0,1473 0,305">
          <text:p/>
        </draw:polygon>
        <draw:polygon draw:style-name="gr115" draw:text-style-name="P34" draw:layer="layout" svg:width="1.65cm" svg:height="1.777cm" svg:x="5.969cm" svg:y="2.286cm" svg:viewBox="0 0 1651 1778" draw:points="0,297 22,297 826,0 1629,297 1651,297 1651,305 1651,1473 1651,1481 1629,1481 826,1778 22,1481 0,1481 0,1473 0,305">
          <text:p/>
        </draw:polygon>
        <draw:polygon draw:style-name="gr115" draw:text-style-name="P34" draw:layer="layout" svg:width="1.65cm" svg:height="1.777cm" svg:x="8.128cm" svg:y="2.032cm" svg:viewBox="0 0 1651 1778" draw:points="0,297 22,297 826,0 1629,297 1651,297 1651,305 1651,1473 1651,1481 1629,1481 826,1778 22,1481 0,1481 0,1473 0,305">
          <text:p/>
        </draw:polygon>
        <draw:custom-shape draw:style-name="gr116" draw:text-style-name="P31"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6" draw:text-style-name="P31"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6" draw:text-style-name="P31"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ge>
      <draw:page draw:name="page38" draw:style-name="dp1" draw:master-page-name="Default">
        <draw:path draw:style-name="gr117" draw:text-style-name="P31" draw:layer="layout" svg:width="10.414cm" svg:height="10.289cm" svg:x="1.397cm" svg:y="1.903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28551279935815cm 2.166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74" draw:text-style-name="P32"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18"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32" draw:layer="layout" svg:width="0.285cm" svg:height="1.345cm" draw:transform="rotate (0.15690509975429) translate (7.637cm 3.75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2" draw:layer="layout" svg:width="0.285cm" svg:height="1.742cm" draw:transform="rotate (0.429874594766203) translate (9.901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1" draw:text-style-name="P37" draw:layer="layout" svg:width="4.541cm" svg:height="2.389cm" draw:transform="skewX (1.71574185846582E-016) rotate (-2.05687052347532) translate (9.69615330756638cm 6.50080030691313cm)" svg:viewBox="0 0 4542 2390" svg:d="M0 49c3049 1 4541 2341 4541 2341 0 0 40-740-316-1413-356-674-1251-977-1251-977z">
          <text:p/>
        </draw:path>
        <draw:path draw:style-name="gr48" draw:text-style-name="P32" draw:layer="layout" svg:width="5.206cm" svg:height="0.635cm" draw:transform="rotate (-3.14159265358979) translate (9.39757298251347cm 5.84261098507791cm)" svg:viewBox="0 0 5207 636" svg:d="M1302 217c415-52 822-76 1301-76 480 0 887 24 1302 76s714 117 953 207c184 69 291 137 331 212 12-23 18-46 18-71 0-104-109-192-349-282-239-90-538-155-953-207s-822-76-1302-76c-479 0-886 24-1301 76s-714 117-953 207c-240 90-349 178-349 282 0 25 6 48 18 71 40-75 147-143 331-212 239-90 538-155 953-207z">
          <text:p/>
        </draw:path>
      </draw:page>
      <draw:page draw:name="page39" draw:style-name="dp1" draw:master-page-name="Default">
        <draw:custom-shape draw:style-name="gr122" draw:text-style-name="P31"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9" draw:text-style-name="P31"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1"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3" draw:text-style-name="P39"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23" draw:text-style-name="P39"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23" draw:text-style-name="P39"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03"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2"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124" draw:text-style-name="P39"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25" draw:text-style-name="P31"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82" draw:text-style-name="P31"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26" draw:text-style-name="P31" draw:layer="layout" svg:width="2.548cm" svg:height="3.101cm" draw:transform="rotate (-0.104021623418862) translate (4.451cm 3.171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7" draw:text-style-name="P31" draw:layer="layout" svg:width="2.548cm" svg:height="3.101cm" draw:transform="rotate (-0.104021623418862) translate (6.482cm 3.17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5" draw:text-style-name="P31"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123" draw:text-style-name="P39"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28" draw:text-style-name="P39"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39"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39"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9" draw:layer="layout" svg:width="0.285cm" svg:height="1.742cm" draw:transform="rotate (0.429874594766203) translate (9.901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7" draw:text-style-name="P38" draw:layer="layout" svg:width="4.541cm" svg:height="2.389cm" draw:transform="rotate (-2.05687052347532) translate (9.69515330756638cm 6.49980030691313cm)" svg:viewBox="0 0 4542 2390" svg:d="M0 49c3049 1 4541 2341 4541 2341 0 0 40-740-316-1413-356-674-1251-977-1251-977z">
          <text:p/>
        </draw:path>
        <draw:path draw:style-name="gr107" draw:text-style-name="P38" draw:layer="layout" svg:width="4.445cm" svg:height="3.946cm" draw:transform="rotate (2.05687052347532) translate (5.20895566486688cm 9.28806854281194cm)" svg:viewBox="0 0 4446 3947" svg:d="M4446 49c-3048 1-3746 4915-4400 3707 0 0-180-2106 175-2779 356-674 1252-977 1252-977z">
          <text:p/>
        </draw:path>
      </draw:page>
      <draw:page draw:name="page40" draw:style-name="dp1" draw:master-page-name="Default">
        <draw:path draw:style-name="gr132" draw:text-style-name="P34" draw:layer="layout" svg:width="10.414cm" svg:height="10.289cm" svg:x="1.523cm" svg:y="1.902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366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109" draw:text-style-name="P31"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18"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32" draw:layer="layout" svg:width="0.285cm" svg:height="1.345cm" draw:transform="rotate (0.15690509975429) translate (7.747cm 3.7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2" draw:layer="layout" svg:width="0.285cm" svg:height="1.742cm" draw:transform="rotate (0.429874594766203) translate (9.901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1" draw:text-style-name="P37" draw:layer="layout" svg:width="4.541cm" svg:height="2.389cm" draw:transform="skewX (1.71574185846582E-016) rotate (-2.05687052347532) translate (9.69615330756638cm 6.50080030691313cm)" svg:viewBox="0 0 4542 2390" svg:d="M0 49c3049 1 4541 2341 4541 2341 0 0 40-740-316-1413-356-674-1251-977-1251-977z">
          <text:p/>
        </draw:path>
        <draw:path draw:style-name="gr48" draw:text-style-name="P32" draw:layer="layout" svg:width="5.206cm" svg:height="0.634cm" draw:transform="rotate (-3.14159265358979) translate (9.39757298251347cm 5.84344493006993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ge>
      <draw:page draw:name="page41" draw:style-name="dp1" draw:master-page-name="Default">
        <draw:custom-shape draw:style-name="gr133" draw:text-style-name="P34"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34"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4"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94" draw:text-style-name="P31"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94" draw:text-style-name="P31"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12" draw:text-style-name="P34"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34"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95" draw:text-style-name="P31"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34" draw:text-style-name="P34"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65" draw:text-style-name="P34"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35" draw:text-style-name="P34" draw:layer="layout" svg:width="2.548cm" svg:height="3.101cm" draw:transform="rotate (-0.104021623418862) translate (4.451cm 3.171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34" draw:layer="layout" svg:width="2.548cm" svg:height="3.101cm" draw:transform="rotate (-0.104021623418862) translate (6.482cm 3.17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4" draw:text-style-name="P34"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94" draw:text-style-name="P31"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37" draw:text-style-name="P31"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31"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31"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1" draw:layer="layout" svg:width="0.285cm" svg:height="1.742cm" draw:transform="rotate (0.429874594766203) translate (9.901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2" draw:style-name="dp1" draw:master-page-name="Default">
        <draw:path draw:style-name="gr141" draw:text-style-name="P31"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42" draw:text-style-name="P32" draw:layer="layout" svg:width="2.561cm" svg:height="3.016cm" draw:transform="skewX (0.0066322511575785) rotate (-2.88415658892063) translate (10.990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2" draw:text-style-name="P32" draw:layer="layout" svg:width="2.561cm" svg:height="3.016cm" draw:transform="skewX (-0.006457718232379) rotate (2.88433112184583) translate (4.822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3"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19cm" svg:y="1.143cm" svg:viewBox="0 0 620 1016" svg:d="M135 857c70-111 102-220 102-349s-32-238-102-349c-39-62-83-114-135-159 110 2 205 23 302 68 101 47 174 105 232 186 59 81 86 161 86 254 0 94-27 173-86 254-58 81-131 139-232 186-97 45-192 66-302 68 52-45 96-97 135-159z">
          <text:p/>
        </draw:path>
        <draw:path draw:style-name="gr74"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layout" svg:width="5.588cm" svg:height="0.634cm" draw:transform="rotate (-3.14159265358979) translate (9.525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3" draw:style-name="dp1" draw:master-page-name="Default">
        <draw:custom-shape draw:style-name="gr144" draw:text-style-name="P31"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1"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6" draw:text-style-name="P40"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7" draw:text-style-name="P31"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9" draw:text-style-name="P31"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8" draw:text-style-name="P32"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8" draw:text-style-name="P32"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9" draw:text-style-name="P32"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58" draw:text-style-name="P31"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82" draw:text-style-name="P31"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150" draw:text-style-name="P32"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controls" svg:width="5.588cm" svg:height="0.634cm" draw:transform="rotate (-3.14159265358979) translate (9.52745223364159cm 7.367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4" draw:style-name="dp1" draw:master-page-name="Default">
        <draw:path draw:style-name="gr151" draw:text-style-name="P34"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42" draw:text-style-name="P32" draw:layer="layout" svg:width="2.561cm" svg:height="3.016cm" draw:transform="skewX (0.00663225115757851) rotate (-2.88415658892063) translate (10.863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42" draw:text-style-name="P32" draw:layer="layout" svg:width="2.561cm" svg:height="3.016cm" draw:transform="skewX (-0.006457718232379) rotate (2.88433112184583) translate (4.949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43"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04cm" svg:y="1.143cm" svg:viewBox="0 0 620 1016" svg:d="M135 857c70-111 102-220 102-349s-32-238-102-349c-39-62-83-114-135-159 110 2 205 23 302 68 101 47 174 105 232 186 59 81 86 161 86 254 0 94-27 173-86 254-58 81-131 139-232 186-97 45-192 66-302 68 52-45 96-97 135-159z">
          <text:p/>
        </draw:path>
        <draw:path draw:style-name="gr46"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74" draw:text-style-name="P32" draw:layer="layout" svg:width="5.588cm" svg:height="0.634cm" draw:transform="rotate (-3.14159265358979) translate (9.526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5" draw:style-name="dp1" draw:master-page-name="Default">
        <draw:custom-shape draw:style-name="gr152" draw:text-style-name="P34"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34"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4" draw:text-style-name="P41"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5" draw:text-style-name="P34"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3" draw:text-style-name="P34"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6" draw:text-style-name="P31"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56" draw:text-style-name="P31"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57" draw:text-style-name="P31"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4" draw:text-style-name="P31"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69" draw:text-style-name="P34"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69" draw:text-style-name="P34"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95" draw:text-style-name="P31"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ge>
      <draw:page draw:name="page46" draw:style-name="dp1" draw:master-page-name="Default">
        <draw:path draw:style-name="gr158" draw:text-style-name="P31"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path draw:style-name="gr159" draw:text-style-name="P34" draw:layer="layout" svg:width="1.129cm" svg:height="0.886cm" svg:x="4.572cm" svg:y="3.327cm" svg:viewBox="0 0 1130 887" svg:d="M731 32c79-28 145-37 211-29 65 8 111 32 146 75 34 43 47 92 41 158-5 66-28 129-73 200-45 72-98 130-169 188-72 58-140 97-220 125-79 29-145 38-211 29-65-8-111-31-146-74 0-1-1-2-2-3l-308 186 270-357c8-61 31-119 72-185 45-71 98-130 169-188 29-23 58-44 87-61l4-5 2 1c40-24 82-44 127-60z">
            <text:p/>
          </draw:path>
        </draw:g>
        <draw:path draw:style-name="gr160" draw:text-style-name="P32" draw:layer="layout" svg:width="1.353cm" svg:height="4.104cm" draw:transform="skewX (-0.420624349730633) rotate (-2.8939304327318) translate (10.5763318591301cm 5.893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61" draw:text-style-name="P32" draw:layer="layout" svg:width="3.809cm" svg:height="0.634cm" draw:transform="rotate (-3.14159265358979) translate (8.50943740057186cm 10.288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custom-shape draw:style-name="gr162" draw:text-style-name="P34" draw:layer="layout" svg:width="0.891cm" svg:height="0.399cm" draw:transform="skewX (-0.00244346095279205) rotate (0.703367688553715) translate (2.999cm 6.55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7" draw:style-name="dp1" draw:master-page-name="Default">
        <draw:path draw:style-name="gr163" draw:text-style-name="P31" draw:layer="layout" svg:width="4.062cm" svg:height="8.255cm" svg:x="6.198cm" svg:y="1.397cm" svg:viewBox="0 0 4063 8256" svg:d="M257 0c6780 2159 2462 7874 2328 8244l-2585 12z">
          <text:p/>
        </draw:path>
        <draw:path draw:style-name="gr164" draw:text-style-name="P31"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165" draw:text-style-name="P31" draw:layer="layout" svg:width="3.937cm" svg:height="1.905cm" draw:transform="rotate (-0.208566845613322) translate (3.381cm 4.68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6" draw:text-style-name="P31"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31"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8" draw:text-style-name="P31"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69" draw:text-style-name="P34" draw:layer="layout" svg:width="1.395cm" svg:height="1.991cm" svg:x="3.576cm" svg:y="2.028cm" draw:kind="arc" draw:start-angle="296.48" draw:end-angle="319.16">
            <text:p/>
          </draw:ellipse>
          <draw:custom-shape draw:style-name="gr170" draw:text-style-name="P34"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34" draw:layer="layout" svg:width="0.997cm" svg:height="0.399cm" draw:transform="skewX (-0.00506145483078346) rotate (0.923628240155399) translate (4.568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72" draw:text-style-name="P34"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173" draw:text-style-name="P31"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4" draw:text-style-name="P31"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175" draw:text-style-name="P34"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9" draw:text-style-name="P34" draw:layer="layout" svg:width="1.395cm" svg:height="1.991cm" svg:x="1.412cm" svg:y="0.122cm" draw:kind="arc" draw:start-angle="296.48" draw:end-angle="319.16">
            <text:p/>
          </draw:ellipse>
          <draw:custom-shape draw:style-name="gr176" draw:text-style-name="P34"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8" draw:style-name="dp1" draw:master-page-name="Default">
        <draw:path draw:style-name="gr177" draw:text-style-name="P34"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ellipse draw:style-name="gr164" draw:text-style-name="P31" draw:layer="layout" svg:width="1.395cm" svg:height="1.991cm" svg:x="3.576cm" svg:y="2.028cm" draw:kind="arc" draw:start-angle="296.48" draw:end-angle="319.16">
            <text:p/>
          </draw:ellipse>
          <draw:custom-shape draw:style-name="gr178"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1" draw:layer="layout" svg:width="0.997cm" svg:height="0.399cm" draw:transform="skewX (-0.00506145483078346) rotate (0.923628240155399) translate (4.568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80" draw:text-style-name="P32"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81"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4" draw:text-style-name="P31" draw:layer="layout" svg:width="1.395cm" svg:height="1.991cm" svg:x="1.412cm" svg:y="0.004cm" draw:kind="arc" draw:start-angle="296.48" draw:end-angle="319.16">
            <text:p/>
          </draw:ellipse>
          <draw:custom-shape draw:style-name="gr182" draw:text-style-name="P31" draw:layer="layout" svg:width="0.891cm" svg:height="0.399cm" draw:transform="skewX (-0.00244346095279205) rotate (0.703367688553715) translate (2.999cm 6.56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49" draw:style-name="dp1" draw:master-page-name="Default">
        <draw:path draw:style-name="gr183" draw:text-style-name="P34" draw:layer="layout" svg:width="4.062cm" svg:height="8.255cm" svg:x="6.198cm" svg:y="1.397cm" svg:viewBox="0 0 4063 8256" svg:d="M257 0c6780 2159 2462 7874 2328 8244l-2585 12z">
          <text:p/>
        </draw:path>
        <draw:path draw:style-name="gr169" draw:text-style-name="P34"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184" draw:text-style-name="P34" draw:layer="layout" svg:width="3.937cm" svg:height="1.905cm" draw:transform="rotate (-0.208566845613322) translate (3.381cm 4.68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85" draw:text-style-name="P34"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34"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7" draw:text-style-name="P34"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64" draw:text-style-name="P31" draw:layer="layout" svg:width="1.395cm" svg:height="1.991cm" svg:x="3.576cm" svg:y="2.028cm" draw:kind="arc" draw:start-angle="296.48" draw:end-angle="319.16">
            <text:p/>
          </draw:ellipse>
          <draw:custom-shape draw:style-name="gr178"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1" draw:layer="layout" svg:width="0.997cm" svg:height="0.399cm" draw:transform="skewX (-0.00506145483078346) rotate (0.923628240155399) translate (4.568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88" draw:text-style-name="P31"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189" draw:text-style-name="P34"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0" draw:text-style-name="P34"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191"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64" draw:text-style-name="P31" draw:layer="layout" svg:width="1.395cm" svg:height="1.991cm" svg:x="1.412cm" svg:y="0.122cm" draw:kind="arc" draw:start-angle="296.48" draw:end-angle="319.16">
            <text:p/>
          </draw:ellipse>
          <draw:custom-shape draw:style-name="gr182" draw:text-style-name="P31"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0" draw:style-name="dp1" draw:master-page-name="Default">
        <draw:polygon draw:style-name="gr192" draw:text-style-name="P42"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draw:page draw:name="page51" draw:style-name="dp1" draw:master-page-name="Default">
        <draw:polygon draw:style-name="gr193" draw:text-style-name="P31"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2.954cm" fo:page-height="12.9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04T19:29:28.750741708</meta:creation-date>
    <dc:date>2022-12-24T14:43:30.012094389</dc:date>
    <meta:editing-duration>P25DT10H9M43S</meta:editing-duration>
    <meta:editing-cycles>233</meta:editing-cycles>
    <meta:generator>LibreOffice/6.2.4.2$MacOSX_X86_64 LibreOffice_project/2412653d852ce75f65fbfa83fb7e7b669a126d64</meta:generator>
    <dc:subject>Raymond Ordona's Chess Pieces</dc:subject>
    <dc:title>Raymond Ordona's Chess Pieces</dc:title>
    <meta:document-statistic meta:object-count="1306"/>
  </office:meta>
</office:document-meta>
</file>